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fo:color="#808080" fo:font-size="10pt" style:font-size-asian="10pt" style:font-size-complex="10pt"/>
    </style:style>
    <style:style style:name="P2" style:family="paragraph" style:parent-style-name="Text_20_body">
      <style:text-properties style:font-name="Liberation Sans" officeooo:rsid="00b7c49d" officeooo:paragraph-rsid="00b7c49d"/>
    </style:style>
    <style:style style:name="P3" style:family="paragraph" style:parent-style-name="Text_20_body">
      <style:text-properties style:font-name="Liberation Sans" officeooo:rsid="00b7c49d" officeooo:paragraph-rsid="01e37855"/>
    </style:style>
    <style:style style:name="P4" style:family="paragraph" style:parent-style-name="Text_20_body">
      <style:text-properties style:font-name="Liberation Sans" officeooo:rsid="00b7c49d" officeooo:paragraph-rsid="01e83cde"/>
    </style:style>
    <style:style style:name="P5" style:family="paragraph" style:parent-style-name="Text_20_body">
      <style:text-properties style:font-name="Liberation Sans" officeooo:rsid="00b7c49d" officeooo:paragraph-rsid="01e92876"/>
    </style:style>
    <style:style style:name="P6" style:family="paragraph" style:parent-style-name="Text_20_body">
      <style:text-properties style:font-name="Liberation Sans" officeooo:rsid="00b7c49d" officeooo:paragraph-rsid="01ea614d"/>
    </style:style>
    <style:style style:name="P7" style:family="paragraph" style:parent-style-name="Text_20_body">
      <style:text-properties style:font-name="Liberation Sans" officeooo:rsid="00b7c49d" officeooo:paragraph-rsid="01efc513"/>
    </style:style>
    <style:style style:name="P8" style:family="paragraph" style:parent-style-name="Text_20_body">
      <style:text-properties style:font-name="Liberation Sans" officeooo:rsid="00b7c49d" officeooo:paragraph-rsid="01f06bac"/>
    </style:style>
    <style:style style:name="P9" style:family="paragraph" style:parent-style-name="Text_20_body">
      <style:text-properties style:font-name="Liberation Sans" officeooo:rsid="00b7c49d" officeooo:paragraph-rsid="01f2e1e9"/>
    </style:style>
    <style:style style:name="P10" style:family="paragraph" style:parent-style-name="Text_20_body">
      <style:text-properties style:font-name="Liberation Sans" officeooo:rsid="00b7c49d" officeooo:paragraph-rsid="01f6b939"/>
    </style:style>
    <style:style style:name="P11" style:family="paragraph" style:parent-style-name="Text_20_body">
      <style:text-properties style:font-name="Liberation Sans" officeooo:rsid="00b7c49d" officeooo:paragraph-rsid="01ed7ee0"/>
    </style:style>
    <style:style style:name="P12" style:family="paragraph" style:parent-style-name="Text_20_body">
      <style:text-properties style:font-name="Liberation Sans" officeooo:rsid="00b7c49d" officeooo:paragraph-rsid="01f3850f"/>
    </style:style>
    <style:style style:name="P13" style:family="paragraph" style:parent-style-name="Text_20_body">
      <style:text-properties style:font-name="Liberation Sans" officeooo:rsid="00b7c49d" officeooo:paragraph-rsid="0200cde9"/>
    </style:style>
    <style:style style:name="P14" style:family="paragraph" style:parent-style-name="Text_20_body">
      <style:text-properties style:font-name="Liberation Sans" officeooo:rsid="00b7c49d" officeooo:paragraph-rsid="01f81c09"/>
    </style:style>
    <style:style style:name="P15" style:family="paragraph" style:parent-style-name="Text_20_body">
      <style:text-properties style:font-name="Liberation Sans" officeooo:rsid="00b7c49d" officeooo:paragraph-rsid="02556a78"/>
    </style:style>
    <style:style style:name="P16" style:family="paragraph" style:parent-style-name="Text_20_body">
      <style:text-properties style:font-name="Liberation Sans" officeooo:rsid="00b7c49d" officeooo:paragraph-rsid="02589406"/>
    </style:style>
    <style:style style:name="P17" style:family="paragraph" style:parent-style-name="Text_20_body">
      <style:text-properties style:font-name="Liberation Sans" officeooo:rsid="00b7c49d" officeooo:paragraph-rsid="01f8fe47"/>
    </style:style>
    <style:style style:name="P18" style:family="paragraph" style:parent-style-name="Text_20_body">
      <style:text-properties style:font-name="Liberation Sans" officeooo:rsid="00b7c49d" officeooo:paragraph-rsid="028bd465"/>
    </style:style>
    <style:style style:name="P19" style:family="paragraph" style:parent-style-name="Text_20_body">
      <style:text-properties style:font-name="Liberation Sans" officeooo:rsid="00b7c49d" officeooo:paragraph-rsid="028c3875"/>
    </style:style>
    <style:style style:name="P20" style:family="paragraph" style:parent-style-name="Text_20_body">
      <style:text-properties style:font-name="Liberation Sans" officeooo:rsid="00b7c49d" officeooo:paragraph-rsid="028c9f5f"/>
    </style:style>
    <style:style style:name="P21" style:family="paragraph" style:parent-style-name="Text_20_body">
      <style:text-properties style:font-name="Liberation Sans" officeooo:rsid="00b7c49d" officeooo:paragraph-rsid="01e7bed5"/>
    </style:style>
    <style:style style:name="P22" style:family="paragraph" style:parent-style-name="Text_20_body">
      <style:text-properties style:font-name="Liberation Sans" officeooo:rsid="00b7c49d" officeooo:paragraph-rsid="01fabf67"/>
    </style:style>
    <style:style style:name="P23" style:family="paragraph" style:parent-style-name="Text_20_body">
      <style:text-properties style:font-name="Liberation Sans" officeooo:rsid="00b7c49d" officeooo:paragraph-rsid="01df5273"/>
    </style:style>
    <style:style style:name="P24" style:family="paragraph" style:parent-style-name="Text_20_body">
      <style:text-properties style:font-name="Liberation Sans" officeooo:rsid="00b7c49d" officeooo:paragraph-rsid="01e1f316"/>
    </style:style>
    <style:style style:name="P25" style:family="paragraph" style:parent-style-name="Text_20_body">
      <style:text-properties style:font-name="Liberation Sans" officeooo:rsid="00b7c49d" officeooo:paragraph-rsid="01e5cfc0"/>
    </style:style>
    <style:style style:name="P26" style:family="paragraph" style:parent-style-name="Text_20_body">
      <style:text-properties style:font-name="Liberation Sans" officeooo:rsid="01ed7ee0" officeooo:paragraph-rsid="022e7dd3"/>
    </style:style>
    <style:style style:name="P27" style:family="paragraph" style:parent-style-name="Text_20_body">
      <style:text-properties style:font-name="Liberation Sans" fo:font-weight="normal" officeooo:rsid="00b7c49d" officeooo:paragraph-rsid="01efc513" style:font-weight-asian="normal" style:font-weight-complex="normal"/>
    </style:style>
    <style:style style:name="P28" style:family="paragraph" style:parent-style-name="Text_20_body">
      <style:text-properties style:font-name="Liberation Sans" fo:font-weight="normal" officeooo:rsid="00b7c49d" officeooo:paragraph-rsid="01fcacde" style:font-weight-asian="normal" style:font-weight-complex="normal"/>
    </style:style>
    <style:style style:name="P29" style:family="paragraph" style:parent-style-name="Text_20_body">
      <style:text-properties style:font-name="Liberation Sans" officeooo:rsid="02574a2b" officeooo:paragraph-rsid="02589406"/>
    </style:style>
    <style:style style:name="P30" style:family="paragraph" style:parent-style-name="Text_20_body">
      <style:text-properties style:font-name="Liberation Sans" officeooo:rsid="01c62f6a" officeooo:paragraph-rsid="01f52932"/>
    </style:style>
    <style:style style:name="P31" style:family="paragraph" style:parent-style-name="Text_20_body">
      <style:text-properties style:font-name="Liberation Sans" officeooo:rsid="030474dc" officeooo:paragraph-rsid="030474dc"/>
    </style:style>
    <style:style style:name="P32" style:family="paragraph" style:parent-style-name="Text_20_body">
      <style:text-properties officeooo:paragraph-rsid="01f06bac"/>
    </style:style>
    <style:style style:name="P33" style:family="paragraph" style:parent-style-name="Text_20_body">
      <style:text-properties officeooo:paragraph-rsid="01ed7ee0"/>
    </style:style>
    <style:style style:name="P34" style:family="paragraph" style:parent-style-name="Text_20_body">
      <style:text-properties officeooo:paragraph-rsid="0233f576"/>
    </style:style>
    <style:style style:name="P35" style:family="paragraph" style:parent-style-name="Text_20_body">
      <style:text-properties officeooo:paragraph-rsid="024d8d1b"/>
    </style:style>
    <style:style style:name="P36" style:family="paragraph" style:parent-style-name="Text_20_body">
      <style:text-properties officeooo:paragraph-rsid="01f52932"/>
    </style:style>
    <style:style style:name="P37" style:family="paragraph" style:parent-style-name="Text_20_body">
      <style:text-properties officeooo:paragraph-rsid="01f8fe47"/>
    </style:style>
    <style:style style:name="P38" style:family="paragraph" style:parent-style-name="Text_20_body">
      <style:text-properties officeooo:paragraph-rsid="02556a78"/>
    </style:style>
    <style:style style:name="P39" style:family="paragraph" style:parent-style-name="Text_20_body">
      <style:text-properties officeooo:rsid="027ba38d" officeooo:paragraph-rsid="027ba38d"/>
    </style:style>
    <style:style style:name="P40" style:family="paragraph" style:parent-style-name="Text_20_body">
      <style:text-properties officeooo:paragraph-rsid="02b03e7f"/>
    </style:style>
    <style:style style:name="P41" style:family="paragraph" style:parent-style-name="Text_20_body">
      <style:text-properties officeooo:rsid="02b5cc59" officeooo:paragraph-rsid="02b5cc59"/>
    </style:style>
    <style:style style:name="P42" style:family="paragraph" style:parent-style-name="Text_20_body">
      <style:text-properties officeooo:paragraph-rsid="01df5273"/>
    </style:style>
    <style:style style:name="P43" style:family="paragraph" style:parent-style-name="Text_20_body">
      <style:text-properties officeooo:paragraph-rsid="02d14fdd"/>
    </style:style>
    <style:style style:name="P44" style:family="paragraph" style:parent-style-name="Text_20_body">
      <style:text-properties officeooo:paragraph-rsid="01e5cfc0"/>
    </style:style>
    <style:style style:name="P45" style:family="paragraph" style:parent-style-name="Text_20_body">
      <style:text-properties style:font-name="Liberation Sans" officeooo:rsid="0086ca79" officeooo:paragraph-rsid="0086ca79"/>
    </style:style>
    <style:style style:name="P46" style:family="paragraph" style:parent-style-name="Text_20_body">
      <style:text-properties style:font-name="Liberation Sans" officeooo:paragraph-rsid="01b3392a"/>
    </style:style>
    <style:style style:name="P47" style:family="paragraph" style:parent-style-name="Text_20_body">
      <style:text-properties style:font-name="Liberation Sans" officeooo:rsid="01b3392a" officeooo:paragraph-rsid="01b3392a"/>
    </style:style>
    <style:style style:name="P48" style:family="paragraph" style:parent-style-name="Text_20_body">
      <style:text-properties style:font-name="Liberation Sans" officeooo:rsid="00bdfe09" officeooo:paragraph-rsid="01b209ec"/>
    </style:style>
    <style:style style:name="P49" style:family="paragraph" style:parent-style-name="Text_20_body">
      <style:text-properties style:font-name="Liberation Sans" officeooo:rsid="025a86b7" officeooo:paragraph-rsid="025a86b7"/>
    </style:style>
    <style:style style:name="P50" style:family="paragraph" style:parent-style-name="Text_20_body">
      <style:text-properties style:font-name="Liberation Sans" officeooo:rsid="00d8479a" officeooo:paragraph-rsid="01b209ec"/>
    </style:style>
    <style:style style:name="P51" style:family="paragraph" style:parent-style-name="Text_20_body" style:list-style-name="L1">
      <style:text-properties style:font-name="Liberation Sans" officeooo:paragraph-rsid="018bc0d7"/>
    </style:style>
    <style:style style:name="P52" style:family="paragraph" style:parent-style-name="Text_20_body" style:list-style-name="L2">
      <style:text-properties style:font-name="Liberation Sans" officeooo:rsid="016b6cc0" officeooo:paragraph-rsid="018bc0d7"/>
    </style:style>
    <style:style style:name="P53" style:family="paragraph" style:parent-style-name="Text_20_body" style:list-style-name="L3">
      <style:text-properties style:font-name="Liberation Sans" officeooo:rsid="016b6cc0" officeooo:paragraph-rsid="0195e5df"/>
    </style:style>
    <style:style style:name="P54" style:family="paragraph" style:parent-style-name="Text_20_body" style:list-style-name="L5">
      <style:text-properties style:font-name="Liberation Sans" officeooo:rsid="016b6cc0" officeooo:paragraph-rsid="018da5ba"/>
    </style:style>
    <style:style style:name="P55" style:family="paragraph" style:parent-style-name="Text_20_body" style:list-style-name="L7">
      <style:text-properties style:font-name="Liberation Sans" officeooo:rsid="01781e95" officeooo:paragraph-rsid="018da5ba"/>
    </style:style>
    <style:style style:name="P56" style:family="paragraph" style:parent-style-name="Text_20_body" style:list-style-name="L8">
      <style:text-properties style:font-name="Liberation Sans" officeooo:rsid="01770af8" officeooo:paragraph-rsid="018da5ba"/>
    </style:style>
    <style:style style:name="P57" style:family="paragraph" style:parent-style-name="Text_20_body" style:list-style-name="L9">
      <style:text-properties style:font-name="Liberation Sans" officeooo:rsid="017c34d8" officeooo:paragraph-rsid="018cbd55"/>
    </style:style>
    <style:style style:name="P58" style:family="paragraph" style:parent-style-name="Text_20_body" style:list-style-name="L14">
      <style:text-properties style:font-name="Liberation Sans" officeooo:rsid="022b2e51" officeooo:paragraph-rsid="02589406"/>
    </style:style>
    <style:style style:name="P59" style:family="paragraph" style:parent-style-name="Text_20_body" style:list-style-name="L19">
      <style:text-properties style:font-name="Liberation Sans" officeooo:rsid="0253ee16" officeooo:paragraph-rsid="0253ee16"/>
    </style:style>
    <style:style style:name="P60" style:family="paragraph" style:parent-style-name="Text_20_body" style:list-style-name="L20">
      <style:text-properties style:font-name="Liberation Sans" officeooo:rsid="00adaf3a" officeooo:paragraph-rsid="0233f576"/>
    </style:style>
    <style:style style:name="P61" style:family="paragraph" style:parent-style-name="Text_20_body" style:list-style-name="L20">
      <style:text-properties style:font-name="Liberation Sans" officeooo:rsid="00b609b4" officeooo:paragraph-rsid="0233f576"/>
    </style:style>
    <style:style style:name="P62" style:family="paragraph" style:parent-style-name="Text_20_body" style:list-style-name="L22">
      <style:text-properties style:font-name="Liberation Sans" officeooo:rsid="026fb105" officeooo:paragraph-rsid="026fb105"/>
    </style:style>
    <style:style style:name="P63" style:family="paragraph" style:parent-style-name="Text_20_body" style:list-style-name="L23">
      <style:text-properties style:font-name="Liberation Sans" officeooo:rsid="0293af2b" officeooo:paragraph-rsid="0293af2b"/>
    </style:style>
    <style:style style:name="P64" style:family="paragraph" style:parent-style-name="Text_20_body" style:list-style-name="L24">
      <style:text-properties style:font-name="Liberation Sans" officeooo:rsid="01ed7ee0" officeooo:paragraph-rsid="01f52932"/>
    </style:style>
    <style:style style:name="P65" style:family="paragraph" style:parent-style-name="Text_20_body" style:list-style-name="L25">
      <style:text-properties style:font-name="Liberation Sans" officeooo:rsid="0252b10c" officeooo:paragraph-rsid="0252b10c"/>
    </style:style>
    <style:style style:name="P66" style:family="paragraph" style:parent-style-name="Text_20_body" style:list-style-name="L26">
      <style:text-properties style:font-name="Liberation Sans" officeooo:rsid="0290f493" officeooo:paragraph-rsid="0290f493"/>
    </style:style>
    <style:style style:name="P67" style:family="paragraph" style:parent-style-name="Text_20_body" style:list-style-name="L29">
      <style:text-properties style:font-name="Liberation Sans" officeooo:rsid="02f4beab" officeooo:paragraph-rsid="02f4beab"/>
    </style:style>
    <style:style style:name="P68" style:family="paragraph" style:parent-style-name="Text_20_body" style:list-style-name="L29">
      <style:text-properties style:font-name="Liberation Sans" fo:font-weight="normal" officeooo:rsid="02f541b6" officeooo:paragraph-rsid="02f541b6" style:font-weight-asian="normal" style:font-weight-complex="normal"/>
    </style:style>
    <style:style style:name="P69" style:family="paragraph" style:parent-style-name="Text_20_body" style:list-style-name="L29">
      <style:text-properties style:font-name="Liberation Sans" fo:font-weight="normal" officeooo:rsid="02f6977d" officeooo:paragraph-rsid="02f6977d" style:font-weight-asian="normal" style:font-weight-complex="normal"/>
    </style:style>
    <style:style style:name="P70" style:family="paragraph" style:parent-style-name="Text_20_body" style:list-style-name="L29">
      <style:text-properties style:font-name="Liberation Sans" fo:font-weight="normal" officeooo:rsid="02f74ee8" officeooo:paragraph-rsid="02f74ee8" style:font-weight-asian="normal" style:font-weight-complex="normal"/>
    </style:style>
    <style:style style:name="P71" style:family="paragraph" style:parent-style-name="Text_20_body" style:list-style-name="L29">
      <style:text-properties style:font-name="Liberation Sans" fo:font-weight="normal" officeooo:rsid="02f7dda8" officeooo:paragraph-rsid="02f7dda8" style:font-weight-asian="normal" style:font-weight-complex="normal"/>
    </style:style>
    <style:style style:name="P72" style:family="paragraph" style:parent-style-name="Text_20_body" style:list-style-name="L30">
      <style:text-properties style:font-name="Liberation Sans" officeooo:rsid="02f9510e" officeooo:paragraph-rsid="02f9510e"/>
    </style:style>
    <style:style style:name="P73" style:family="paragraph" style:parent-style-name="Text_20_body" style:list-style-name="L30">
      <style:text-properties style:font-name="Liberation Sans" officeooo:rsid="02fdfbb8" officeooo:paragraph-rsid="02fdfbb8"/>
    </style:style>
    <style:style style:name="P74" style:family="paragraph" style:parent-style-name="Text_20_body" style:list-style-name="L30">
      <style:text-properties style:font-name="Liberation Sans" officeooo:rsid="02fafdea" officeooo:paragraph-rsid="02fdfbb8"/>
    </style:style>
    <style:style style:name="P75" style:family="paragraph" style:parent-style-name="Text_20_body" style:list-style-name="L30">
      <style:text-properties style:font-name="Liberation Sans" officeooo:rsid="02fc64db" officeooo:paragraph-rsid="02fdfbb8"/>
    </style:style>
    <style:style style:name="P76" style:family="paragraph" style:parent-style-name="Text_20_body" style:list-style-name="L30">
      <style:text-properties style:font-name="Liberation Sans" officeooo:rsid="030214aa" officeooo:paragraph-rsid="030214aa"/>
    </style:style>
    <style:style style:name="P77" style:family="paragraph" style:parent-style-name="Text_20_body" style:list-style-name="L30">
      <style:text-properties style:font-name="Liberation Sans" officeooo:rsid="02fe88df" officeooo:paragraph-rsid="02fe88df"/>
    </style:style>
    <style:style style:name="P78" style:family="paragraph" style:parent-style-name="Text_20_body" style:list-style-name="L30">
      <style:text-properties style:font-name="Liberation Sans" officeooo:rsid="03003c50" officeooo:paragraph-rsid="03003c50"/>
    </style:style>
    <style:style style:name="P79" style:family="paragraph" style:parent-style-name="Text_20_body" style:list-style-name="L30">
      <style:text-properties style:font-name="Liberation Sans" officeooo:rsid="030187f8" officeooo:paragraph-rsid="030187f8"/>
    </style:style>
    <style:style style:name="P80" style:family="paragraph" style:parent-style-name="Text_20_body" style:list-style-name="L31">
      <style:text-properties style:font-name="Liberation Sans" officeooo:rsid="03084fb8" officeooo:paragraph-rsid="03084fb8"/>
    </style:style>
    <style:style style:name="P81" style:family="paragraph" style:parent-style-name="Text_20_body" style:list-style-name="L31">
      <style:text-properties style:font-name="Liberation Sans" officeooo:rsid="0312d2e6" officeooo:paragraph-rsid="0312d2e6"/>
    </style:style>
    <style:style style:name="P82" style:family="paragraph" style:parent-style-name="Text_20_body" style:list-style-name="L31">
      <style:text-properties style:font-name="Liberation Sans" officeooo:rsid="03097fea" officeooo:paragraph-rsid="03097fea"/>
    </style:style>
    <style:style style:name="P83" style:family="paragraph" style:parent-style-name="Text_20_body" style:list-style-name="L31">
      <style:text-properties style:font-name="Liberation Sans" officeooo:rsid="031a1332" officeooo:paragraph-rsid="031a1332"/>
    </style:style>
    <style:style style:name="P84" style:family="paragraph" style:parent-style-name="Text_20_body" style:list-style-name="L31">
      <style:text-properties style:font-name="Liberation Sans" officeooo:rsid="0314bb1c" officeooo:paragraph-rsid="0314bb1c"/>
    </style:style>
    <style:style style:name="P85" style:family="paragraph" style:parent-style-name="Text_20_body" style:list-style-name="L31">
      <style:text-properties style:font-name="Liberation Sans" officeooo:rsid="03127d67" officeooo:paragraph-rsid="0314bb1c"/>
    </style:style>
    <style:style style:name="P86" style:family="paragraph" style:parent-style-name="Text_20_body" style:list-style-name="L31">
      <style:text-properties style:font-name="Liberation Sans" officeooo:rsid="0317972c" officeooo:paragraph-rsid="0317972c"/>
    </style:style>
    <style:style style:name="P87" style:family="paragraph" style:parent-style-name="Text_20_body" style:list-style-name="L31">
      <style:text-properties style:font-name="Liberation Sans" officeooo:rsid="03191688" officeooo:paragraph-rsid="03191688"/>
    </style:style>
    <style:style style:name="P88" style:family="paragraph" style:parent-style-name="Text_20_body" style:list-style-name="L31">
      <style:text-properties style:font-name="Liberation Sans" officeooo:rsid="0319874d" officeooo:paragraph-rsid="0319874d"/>
    </style:style>
    <style:style style:name="P89" style:family="paragraph" style:parent-style-name="Text_20_body" style:list-style-name="L31">
      <style:text-properties style:font-name="Liberation Sans" officeooo:rsid="031bf30a" officeooo:paragraph-rsid="031bf30a"/>
    </style:style>
    <style:style style:name="P90" style:family="paragraph" style:parent-style-name="Text_20_body" style:list-style-name="L32">
      <style:text-properties style:font-name="Liberation Sans" officeooo:rsid="0218feb0" officeooo:paragraph-rsid="0218feb0"/>
    </style:style>
    <style:style style:name="P91" style:family="paragraph" style:parent-style-name="Text_20_body" style:list-style-name="L32">
      <style:text-properties style:font-name="Liberation Sans" officeooo:rsid="021da365" officeooo:paragraph-rsid="021da365"/>
    </style:style>
    <style:style style:name="P92" style:family="paragraph" style:parent-style-name="Text_20_body" style:list-style-name="L32">
      <style:text-properties style:font-name="Liberation Sans" officeooo:rsid="021ae8d7" officeooo:paragraph-rsid="021ae8d7"/>
    </style:style>
    <style:style style:name="P93" style:family="paragraph" style:parent-style-name="Text_20_body" style:list-style-name="L32">
      <style:text-properties style:font-name="Liberation Sans" officeooo:rsid="0221ef05" officeooo:paragraph-rsid="0221ef05"/>
    </style:style>
    <style:style style:name="P94" style:family="paragraph" style:parent-style-name="Text_20_body" style:list-style-name="L33">
      <style:text-properties style:font-name="Liberation Sans" officeooo:rsid="031eceaf" officeooo:paragraph-rsid="031eceaf"/>
    </style:style>
    <style:style style:name="P95" style:family="paragraph" style:parent-style-name="Text_20_body" style:list-style-name="L33">
      <style:text-properties style:font-name="Liberation Sans" officeooo:rsid="0325a52c" officeooo:paragraph-rsid="0325a52c"/>
    </style:style>
    <style:style style:name="P96" style:family="paragraph" style:parent-style-name="Text_20_body" style:list-style-name="L33">
      <style:text-properties style:font-name="Liberation Sans" officeooo:rsid="03281ff6" officeooo:paragraph-rsid="03281ff6"/>
    </style:style>
    <style:style style:name="P97" style:family="paragraph" style:parent-style-name="Text_20_body" style:list-style-name="L34">
      <style:text-properties style:font-name="Liberation Sans" officeooo:rsid="02953b4a" officeooo:paragraph-rsid="02953b4a"/>
    </style:style>
    <style:style style:name="P98" style:family="paragraph" style:parent-style-name="Text_20_body" style:list-style-name="L34">
      <style:text-properties style:font-name="Liberation Sans" officeooo:rsid="029805bf" officeooo:paragraph-rsid="029805bf"/>
    </style:style>
    <style:style style:name="P99" style:family="paragraph" style:parent-style-name="Text_20_body" style:list-style-name="L34">
      <style:text-properties style:font-name="Liberation Sans" officeooo:rsid="0299188a" officeooo:paragraph-rsid="029a1905"/>
    </style:style>
    <style:style style:name="P100" style:family="paragraph" style:parent-style-name="Text_20_body" style:list-style-name="L35">
      <style:text-properties style:font-name="Liberation Sans" officeooo:rsid="029c48cf" officeooo:paragraph-rsid="029c48cf"/>
    </style:style>
    <style:style style:name="P101" style:family="paragraph" style:parent-style-name="Text_20_body" style:list-style-name="L35">
      <style:text-properties style:font-name="Liberation Sans" officeooo:rsid="029e17b5" officeooo:paragraph-rsid="029e17b5"/>
    </style:style>
    <style:style style:name="P102" style:family="paragraph" style:parent-style-name="Text_20_body" style:list-style-name="L35">
      <style:text-properties style:font-name="Liberation Sans" officeooo:rsid="029ee223" officeooo:paragraph-rsid="029ee223"/>
    </style:style>
    <style:style style:name="P103" style:family="paragraph" style:parent-style-name="Text_20_body" style:list-style-name="L36">
      <style:text-properties style:font-name="Liberation Sans" officeooo:rsid="0210fe74" officeooo:paragraph-rsid="0210fe74"/>
    </style:style>
    <style:style style:name="P104" style:family="paragraph" style:parent-style-name="Text_20_body" style:list-style-name="L37">
      <style:text-properties style:font-name="Liberation Sans" officeooo:rsid="020ef0db" officeooo:paragraph-rsid="020ef0db"/>
    </style:style>
    <style:style style:name="P105" style:family="paragraph" style:parent-style-name="Text_20_body" style:list-style-name="L37">
      <style:text-properties style:font-name="Liberation Sans" officeooo:rsid="02056455" officeooo:paragraph-rsid="02056455"/>
    </style:style>
    <style:style style:name="P106" style:family="paragraph" style:parent-style-name="Text_20_body" style:list-style-name="L37">
      <style:text-properties style:font-name="Liberation Sans" officeooo:rsid="0206a996" officeooo:paragraph-rsid="0206a996"/>
    </style:style>
    <style:style style:name="P107" style:family="paragraph" style:parent-style-name="Text_20_body" style:list-style-name="L38">
      <style:text-properties style:font-name="Liberation Sans" officeooo:rsid="027e94b5" officeooo:paragraph-rsid="027e94b5"/>
    </style:style>
    <style:style style:name="P108" style:family="paragraph" style:parent-style-name="Text_20_body" style:list-style-name="L38">
      <style:text-properties style:font-name="Liberation Sans" officeooo:rsid="0281031d" officeooo:paragraph-rsid="0281031d"/>
    </style:style>
    <style:style style:name="P109" style:family="paragraph" style:parent-style-name="Text_20_body" style:list-style-name="L39">
      <style:text-properties style:font-name="Liberation Sans" officeooo:rsid="022efa8d" officeooo:paragraph-rsid="022efa8d"/>
    </style:style>
    <style:style style:name="P110" style:family="paragraph" style:parent-style-name="Text_20_body" style:list-style-name="L39">
      <style:text-properties style:font-name="Liberation Sans" officeooo:rsid="022f6f13" officeooo:paragraph-rsid="022f6f13"/>
    </style:style>
    <style:style style:name="P111" style:family="paragraph" style:parent-style-name="Text_20_body" style:list-style-name="L39">
      <style:text-properties style:font-name="Liberation Sans" officeooo:rsid="02308129" officeooo:paragraph-rsid="02308129"/>
    </style:style>
    <style:style style:name="P112" style:family="paragraph" style:parent-style-name="Text_20_body" style:list-style-name="L40">
      <style:text-properties style:font-name="Liberation Sans" officeooo:rsid="026b147f" officeooo:paragraph-rsid="026b147f"/>
    </style:style>
    <style:style style:name="P113" style:family="paragraph" style:parent-style-name="Text_20_body" style:list-style-name="L49">
      <style:text-properties style:font-name="Liberation Sans" officeooo:rsid="02aabddd" officeooo:paragraph-rsid="02aabddd"/>
    </style:style>
    <style:style style:name="P114" style:family="paragraph" style:parent-style-name="Text_20_body" style:list-style-name="L51">
      <style:text-properties style:font-name="Liberation Sans" officeooo:rsid="02430b79" officeooo:paragraph-rsid="02430b79"/>
    </style:style>
    <style:style style:name="P115" style:family="paragraph" style:parent-style-name="Text_20_body" style:list-style-name="L52">
      <style:text-properties style:font-name="Liberation Sans" officeooo:rsid="0238ca5a" officeooo:paragraph-rsid="0238ca5a"/>
    </style:style>
    <style:style style:name="P116" style:family="paragraph" style:parent-style-name="Text_20_body" style:list-style-name="L52">
      <style:text-properties style:font-name="Liberation Sans" officeooo:rsid="0239aaf8" officeooo:paragraph-rsid="0239aaf8"/>
    </style:style>
    <style:style style:name="P117" style:family="paragraph" style:parent-style-name="Text_20_body" style:list-style-name="L53">
      <style:text-properties style:font-name="Liberation Sans" officeooo:rsid="02419afe" officeooo:paragraph-rsid="02419afe"/>
    </style:style>
    <style:style style:name="P118" style:family="paragraph" style:parent-style-name="Text_20_body" style:list-style-name="L54">
      <style:text-properties style:font-name="Liberation Sans" officeooo:rsid="03074032" officeooo:paragraph-rsid="03074032"/>
    </style:style>
    <style:style style:name="P119" style:family="paragraph" style:parent-style-name="Text_20_body">
      <style:text-properties officeooo:rsid="01d20cb2" officeooo:paragraph-rsid="01d20cb2"/>
    </style:style>
    <style:style style:name="P120" style:family="paragraph" style:parent-style-name="Text_20_body">
      <style:text-properties officeooo:rsid="020853d2" officeooo:paragraph-rsid="020853d2"/>
    </style:style>
    <style:style style:name="P121" style:family="paragraph" style:parent-style-name="Text_20_body" style:list-style-name="L4"/>
    <style:style style:name="P122" style:family="paragraph" style:parent-style-name="Text_20_body" style:list-style-name="L6">
      <style:text-properties officeooo:paragraph-rsid="018da5ba"/>
    </style:style>
    <style:style style:name="P123" style:family="paragraph" style:parent-style-name="Text_20_body" style:list-style-name="L10">
      <style:text-properties officeooo:rsid="0275e5fa" officeooo:paragraph-rsid="0275e5fa"/>
    </style:style>
    <style:style style:name="P124" style:family="paragraph" style:parent-style-name="Text_20_body">
      <style:text-properties officeooo:rsid="025bc70b" officeooo:paragraph-rsid="025bc70b"/>
    </style:style>
    <style:style style:name="P125" style:family="paragraph" style:parent-style-name="Text_20_body" style:list-style-name="L11">
      <style:text-properties officeooo:rsid="025bc70b" officeooo:paragraph-rsid="025bc70b"/>
    </style:style>
    <style:style style:name="P126" style:family="paragraph" style:parent-style-name="Text_20_body" style:list-style-name="L11">
      <style:text-properties officeooo:rsid="025c6eed" officeooo:paragraph-rsid="028e0960"/>
    </style:style>
    <style:style style:name="P127" style:family="paragraph" style:parent-style-name="Text_20_body" style:list-style-name="L11">
      <style:text-properties officeooo:rsid="025c6eed" officeooo:paragraph-rsid="025c6eed"/>
    </style:style>
    <style:style style:name="P128" style:family="paragraph" style:parent-style-name="Text_20_body">
      <style:text-properties officeooo:rsid="021355e8" officeooo:paragraph-rsid="021355e8"/>
    </style:style>
    <style:style style:name="P129" style:family="paragraph" style:parent-style-name="Text_20_body" style:list-style-name="L12">
      <style:text-properties officeooo:rsid="021355e8" officeooo:paragraph-rsid="021355e8"/>
    </style:style>
    <style:style style:name="P130" style:family="paragraph" style:parent-style-name="Text_20_body" style:list-style-name="L12">
      <style:text-properties officeooo:rsid="025c8d52" officeooo:paragraph-rsid="026153df"/>
    </style:style>
    <style:style style:name="P131" style:family="paragraph" style:parent-style-name="Text_20_body" style:list-style-name="L12">
      <style:text-properties officeooo:rsid="026153df" officeooo:paragraph-rsid="026153df"/>
    </style:style>
    <style:style style:name="P132" style:family="paragraph" style:parent-style-name="Text_20_body" style:list-style-name="L13">
      <style:text-properties officeooo:paragraph-rsid="01f06bac"/>
    </style:style>
    <style:style style:name="P133" style:family="paragraph" style:parent-style-name="Text_20_body" style:list-style-name="L13">
      <style:text-properties officeooo:paragraph-rsid="02161ec7"/>
    </style:style>
    <style:style style:name="P134" style:family="paragraph" style:parent-style-name="Text_20_body" style:list-style-name="L15">
      <style:text-properties officeooo:rsid="02a24d0f" officeooo:paragraph-rsid="02a24d0f"/>
    </style:style>
    <style:style style:name="P135" style:family="paragraph" style:parent-style-name="Text_20_body" style:list-style-name="L16">
      <style:text-properties officeooo:rsid="02de3882" officeooo:paragraph-rsid="02de3882"/>
    </style:style>
    <style:style style:name="P136" style:family="paragraph" style:parent-style-name="Text_20_body" style:list-style-name="L16">
      <style:text-properties officeooo:rsid="02e16c7d" officeooo:paragraph-rsid="02e16c7d"/>
    </style:style>
    <style:style style:name="P137" style:family="paragraph" style:parent-style-name="Text_20_body" style:list-style-name="L17">
      <style:text-properties officeooo:rsid="0229b0c4" officeooo:paragraph-rsid="0229b0c4"/>
    </style:style>
    <style:style style:name="P138" style:family="paragraph" style:parent-style-name="Text_20_body" style:list-style-name="L18">
      <style:text-properties officeooo:rsid="0225a016" officeooo:paragraph-rsid="0225a016"/>
    </style:style>
    <style:style style:name="P139" style:family="paragraph" style:parent-style-name="Text_20_body" style:list-style-name="L21">
      <style:text-properties officeooo:rsid="027d7b90" officeooo:paragraph-rsid="027d7b90"/>
    </style:style>
    <style:style style:name="P140" style:family="paragraph" style:parent-style-name="Text_20_body" style:list-style-name="L21">
      <style:text-properties officeooo:rsid="02849197" officeooo:paragraph-rsid="02849197"/>
    </style:style>
    <style:style style:name="P141" style:family="paragraph" style:parent-style-name="Text_20_body" style:list-style-name="L27">
      <style:text-properties officeooo:paragraph-rsid="02da3a81"/>
    </style:style>
    <style:style style:name="P142" style:family="paragraph" style:parent-style-name="Text_20_body" style:list-style-name="L27">
      <style:text-properties officeooo:paragraph-rsid="009f8a3e"/>
    </style:style>
    <style:style style:name="P143" style:family="paragraph" style:parent-style-name="Text_20_body" style:list-style-name="L27">
      <style:text-properties officeooo:rsid="02dbbae3" officeooo:paragraph-rsid="02dbbae3"/>
    </style:style>
    <style:style style:name="P144" style:family="paragraph" style:parent-style-name="Text_20_body" style:list-style-name="L27">
      <style:text-properties officeooo:rsid="02d746b7" officeooo:paragraph-rsid="02d746b7"/>
    </style:style>
    <style:style style:name="P145" style:family="paragraph" style:parent-style-name="Text_20_body" style:list-style-name="L27">
      <style:text-properties officeooo:rsid="02dc480b" officeooo:paragraph-rsid="02dc480b"/>
    </style:style>
    <style:style style:name="P146" style:family="paragraph" style:parent-style-name="Text_20_body" style:list-style-name="L27">
      <style:text-properties officeooo:rsid="02ddc464" officeooo:paragraph-rsid="02ddc464"/>
    </style:style>
    <style:style style:name="P147" style:family="paragraph" style:parent-style-name="Text_20_body" style:list-style-name="L28">
      <style:text-properties officeooo:rsid="02c4a29a" officeooo:paragraph-rsid="02c4a29a"/>
    </style:style>
    <style:style style:name="P148" style:family="paragraph" style:parent-style-name="Text_20_body" style:list-style-name="L28">
      <style:text-properties officeooo:rsid="02e4d5ee" officeooo:paragraph-rsid="02e4d5ee"/>
    </style:style>
    <style:style style:name="P149" style:family="paragraph" style:parent-style-name="Text_20_body" style:list-style-name="L28">
      <style:text-properties officeooo:rsid="02e5e418" officeooo:paragraph-rsid="02e5e418"/>
    </style:style>
    <style:style style:name="P150" style:family="paragraph" style:parent-style-name="Text_20_body" style:list-style-name="L28">
      <style:text-properties officeooo:rsid="02ea42e0" officeooo:paragraph-rsid="02ea42e0"/>
    </style:style>
    <style:style style:name="P151" style:family="paragraph" style:parent-style-name="Text_20_body" style:list-style-name="L28">
      <style:text-properties officeooo:rsid="02efbd39" officeooo:paragraph-rsid="02efbd39"/>
    </style:style>
    <style:style style:name="P152" style:family="paragraph" style:parent-style-name="Text_20_body" style:list-style-name="L28">
      <style:text-properties officeooo:rsid="02f1eaad" officeooo:paragraph-rsid="02f1eaad"/>
    </style:style>
    <style:style style:name="P153" style:family="paragraph" style:parent-style-name="Text_20_body" style:list-style-name="L32">
      <style:text-properties officeooo:paragraph-rsid="021f9e26"/>
    </style:style>
    <style:style style:name="P154" style:family="paragraph" style:parent-style-name="Text_20_body" style:list-style-name="L41">
      <style:text-properties officeooo:rsid="02ba1952" officeooo:paragraph-rsid="02ba1952"/>
    </style:style>
    <style:style style:name="P155" style:family="paragraph" style:parent-style-name="Text_20_body" style:list-style-name="L42">
      <style:text-properties officeooo:rsid="02a949b5" officeooo:paragraph-rsid="02b03e7f"/>
    </style:style>
    <style:style style:name="P156" style:family="paragraph" style:parent-style-name="Text_20_body" style:list-style-name="L43">
      <style:text-properties officeooo:rsid="02be3523" officeooo:paragraph-rsid="02be3523"/>
    </style:style>
    <style:style style:name="P157" style:family="paragraph" style:parent-style-name="Text_20_body" style:list-style-name="L44">
      <style:text-properties officeooo:rsid="02cd7d75" officeooo:paragraph-rsid="02cd7d75"/>
    </style:style>
    <style:style style:name="P158" style:family="paragraph" style:parent-style-name="Text_20_body" style:list-style-name="L45">
      <style:text-properties officeooo:rsid="02c008de" officeooo:paragraph-rsid="02c008de"/>
    </style:style>
    <style:style style:name="P159" style:family="paragraph" style:parent-style-name="Text_20_body" style:list-style-name="L46">
      <style:text-properties officeooo:rsid="02b5cc59" officeooo:paragraph-rsid="02b5cc59"/>
    </style:style>
    <style:style style:name="P160" style:family="paragraph" style:parent-style-name="Text_20_body" style:list-style-name="L47">
      <style:text-properties officeooo:rsid="02c92f8e" officeooo:paragraph-rsid="02c92f8e"/>
    </style:style>
    <style:style style:name="P161" style:family="paragraph" style:parent-style-name="Text_20_body" style:list-style-name="L48">
      <style:text-properties officeooo:rsid="024d8d1b" officeooo:paragraph-rsid="024d8d1b"/>
    </style:style>
    <style:style style:name="P162" style:family="paragraph" style:parent-style-name="Text_20_body" style:list-style-name="L48">
      <style:text-properties officeooo:rsid="024d361b" officeooo:paragraph-rsid="024d8d1b"/>
    </style:style>
    <style:style style:name="P163" style:family="paragraph" style:parent-style-name="Text_20_body" style:list-style-name="L50">
      <style:text-properties officeooo:rsid="0245e36b" officeooo:paragraph-rsid="0245e36b"/>
    </style:style>
    <style:style style:name="P164" style:family="paragraph" style:parent-style-name="Heading_20_1">
      <style:text-properties officeooo:rsid="01b0f254" officeooo:paragraph-rsid="01b0f254"/>
    </style:style>
    <style:style style:name="P165" style:family="paragraph" style:parent-style-name="Heading_20_1">
      <style:paragraph-properties fo:margin-left="0in" fo:margin-right="0in" fo:text-indent="0in" style:auto-text-indent="false" fo:break-before="page"/>
      <style:text-properties style:font-name="Liberation Sans"/>
    </style:style>
    <style:style style:name="P166" style:family="paragraph" style:parent-style-name="Heading_20_1">
      <style:paragraph-properties fo:break-before="page"/>
    </style:style>
    <style:style style:name="P167" style:family="paragraph" style:parent-style-name="Heading_20_2">
      <style:text-properties officeooo:rsid="0273af56" officeooo:paragraph-rsid="0273af56"/>
    </style:style>
    <style:style style:name="P168" style:family="paragraph" style:parent-style-name="Heading_20_2">
      <style:text-properties style:font-name="Liberation Sans" officeooo:rsid="01f06bac" officeooo:paragraph-rsid="01f06bac"/>
    </style:style>
    <style:style style:name="P169" style:family="paragraph" style:parent-style-name="Heading_20_2">
      <style:text-properties style:font-name="Liberation Sans" officeooo:rsid="01ed7ee0" officeooo:paragraph-rsid="01ed7ee0"/>
    </style:style>
    <style:style style:name="P170" style:family="paragraph" style:parent-style-name="Heading_20_2">
      <style:text-properties officeooo:paragraph-rsid="01f250e6"/>
    </style:style>
    <style:style style:name="P171" style:family="paragraph" style:parent-style-name="Heading_20_2">
      <style:text-properties officeooo:rsid="024d8d1b" officeooo:paragraph-rsid="024d8d1b"/>
    </style:style>
    <style:style style:name="P172" style:family="paragraph" style:parent-style-name="Heading_20_2">
      <style:text-properties officeooo:rsid="01ef07f7" officeooo:paragraph-rsid="01ef07f7"/>
    </style:style>
    <style:style style:name="P173" style:family="paragraph" style:parent-style-name="Heading_20_3">
      <style:text-properties officeooo:rsid="0273af56" officeooo:paragraph-rsid="0273af56"/>
    </style:style>
    <style:style style:name="P174" style:family="paragraph" style:parent-style-name="Heading_20_3">
      <style:text-properties style:font-name="Liberation Sans" officeooo:rsid="01c08d0d" officeooo:paragraph-rsid="01f06bac"/>
    </style:style>
    <style:style style:name="P175" style:family="paragraph" style:parent-style-name="Heading_20_3">
      <style:text-properties style:font-name="Liberation Sans" officeooo:rsid="01c355be" officeooo:paragraph-rsid="0233f576"/>
    </style:style>
    <style:style style:name="P176" style:family="paragraph" style:parent-style-name="Heading_20_3">
      <style:text-properties style:font-name="Liberation Sans" officeooo:rsid="01c62f6a" officeooo:paragraph-rsid="01f52932"/>
    </style:style>
    <style:style style:name="P177" style:family="paragraph" style:parent-style-name="Heading_20_3">
      <style:text-properties style:font-name="Liberation Sans" officeooo:rsid="01c4308a" officeooo:paragraph-rsid="01c4308a"/>
    </style:style>
    <style:style style:name="P178" style:family="paragraph" style:parent-style-name="Heading_20_3">
      <style:text-properties officeooo:paragraph-rsid="01f06bac"/>
    </style:style>
    <style:style style:name="P179" style:family="paragraph" style:parent-style-name="Heading_20_3">
      <style:text-properties officeooo:paragraph-rsid="01f2e1e9"/>
    </style:style>
    <style:style style:name="P180" style:family="paragraph" style:parent-style-name="Heading_20_3">
      <style:text-properties officeooo:paragraph-rsid="01f8fe47"/>
    </style:style>
    <style:style style:name="P181" style:family="paragraph" style:parent-style-name="Heading_20_3">
      <style:text-properties officeooo:paragraph-rsid="028bd465"/>
    </style:style>
    <style:style style:name="P182" style:family="paragraph" style:parent-style-name="Heading_20_3">
      <style:text-properties officeooo:paragraph-rsid="02556a78"/>
    </style:style>
    <style:style style:name="P183" style:family="paragraph" style:parent-style-name="Heading_20_3">
      <style:text-properties officeooo:paragraph-rsid="028c3875"/>
    </style:style>
    <style:style style:name="P184" style:family="paragraph" style:parent-style-name="Heading_20_3">
      <style:text-properties officeooo:paragraph-rsid="01f81c09"/>
    </style:style>
    <style:style style:name="P185" style:family="paragraph" style:parent-style-name="Heading_20_3">
      <style:text-properties officeooo:paragraph-rsid="028c9f5f"/>
    </style:style>
    <style:style style:name="P186" style:family="paragraph" style:parent-style-name="Heading_20_3">
      <style:text-properties officeooo:paragraph-rsid="01df5273"/>
    </style:style>
    <style:style style:name="P187" style:family="paragraph" style:parent-style-name="Heading_20_3">
      <style:text-properties officeooo:paragraph-rsid="01e1f316"/>
    </style:style>
    <style:style style:name="P188" style:family="paragraph" style:parent-style-name="Heading_20_3">
      <style:text-properties officeooo:paragraph-rsid="01e37855"/>
    </style:style>
    <style:style style:name="P189" style:family="paragraph" style:parent-style-name="Heading_20_3">
      <style:text-properties officeooo:paragraph-rsid="01e5cfc0"/>
    </style:style>
    <style:style style:name="P190" style:family="paragraph" style:parent-style-name="Heading_20_3">
      <style:text-properties officeooo:paragraph-rsid="020ee0f0"/>
    </style:style>
    <style:style style:name="P191" style:family="paragraph" style:parent-style-name="Heading_20_3">
      <style:text-properties officeooo:paragraph-rsid="01e83cde"/>
    </style:style>
    <style:style style:name="P192" style:family="paragraph" style:parent-style-name="Heading_20_3">
      <style:text-properties officeooo:paragraph-rsid="01e92876"/>
    </style:style>
    <style:style style:name="P193" style:family="paragraph" style:parent-style-name="Heading_20_3">
      <style:text-properties officeooo:paragraph-rsid="01ea614d"/>
    </style:style>
    <style:style style:name="P194" style:family="paragraph" style:parent-style-name="Heading_20_3">
      <style:text-properties officeooo:paragraph-rsid="022e7dd3"/>
    </style:style>
    <style:style style:name="P195" style:family="paragraph" style:parent-style-name="Heading_20_3">
      <style:text-properties officeooo:paragraph-rsid="02b03e7f"/>
    </style:style>
    <style:style style:name="P196" style:family="paragraph" style:parent-style-name="Heading_20_3">
      <style:text-properties officeooo:paragraph-rsid="024d8d1b"/>
    </style:style>
    <style:style style:name="P197" style:family="paragraph" style:parent-style-name="Heading_20_3">
      <style:text-properties officeooo:paragraph-rsid="01f6b939"/>
    </style:style>
    <style:style style:name="P198" style:family="paragraph" style:parent-style-name="Heading_20_3">
      <style:text-properties officeooo:paragraph-rsid="01fabf67"/>
    </style:style>
    <style:style style:name="P199" style:family="paragraph" style:parent-style-name="Heading_20_3">
      <style:text-properties officeooo:paragraph-rsid="01efc513"/>
    </style:style>
    <style:style style:name="P200" style:family="paragraph" style:parent-style-name="Heading_20_3">
      <style:text-properties officeooo:paragraph-rsid="01fcacde"/>
    </style:style>
    <style:style style:name="P201" style:family="paragraph" style:parent-style-name="Heading_20_3">
      <style:text-properties officeooo:paragraph-rsid="01ed7ee0"/>
    </style:style>
    <style:style style:name="P202" style:family="paragraph" style:parent-style-name="Heading_20_3">
      <style:text-properties officeooo:paragraph-rsid="01f3850f"/>
    </style:style>
    <style:style style:name="P203" style:family="paragraph" style:parent-style-name="Heading_20_3">
      <style:text-properties officeooo:paragraph-rsid="0200cde9"/>
    </style:style>
    <style:style style:name="T1" style:family="text">
      <style:text-properties officeooo:rsid="00d0ba95"/>
    </style:style>
    <style:style style:name="T2" style:family="text">
      <style:text-properties officeooo:rsid="0095f996"/>
    </style:style>
    <style:style style:name="T3" style:family="text">
      <style:text-properties officeooo:rsid="00beb1b1"/>
    </style:style>
    <style:style style:name="T4" style:family="text">
      <style:text-properties officeooo:rsid="00bec839"/>
    </style:style>
    <style:style style:name="T5" style:family="text">
      <style:text-properties officeooo:rsid="018bc0d7"/>
    </style:style>
    <style:style style:name="T6" style:family="text">
      <style:text-properties officeooo:rsid="01ab64ec"/>
    </style:style>
    <style:style style:name="T7"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fo:font-size="11pt" fo:font-style="normal" style:text-underline-style="none" fo:font-weight="normal" officeooo:rsid="0086ca79" style:text-blinking="false" fo:background-color="transparent" loext:char-shading-value="0"/>
    </style:style>
    <style:style style:name="T9" style:family="text">
      <style:text-properties fo:font-variant="normal" fo:text-transform="none" fo:color="#000000" style:text-line-through-style="none" style:text-line-through-type="none" fo:font-size="11pt" fo:font-style="normal" style:text-underline-style="none" fo:font-weight="normal" officeooo:rsid="01b3392a" style:text-blinking="false" fo:background-color="transparent" loext:char-shading-value="0"/>
    </style:style>
    <style:style style:name="T10" style:family="text">
      <style:text-properties fo:font-variant="normal" fo:text-transform="none" fo:color="#000000" style:text-line-through-style="none" style:text-line-through-type="none" fo:font-size="11pt" fo:font-style="italic" style:text-underline-style="none" fo:font-weight="normal" officeooo:rsid="0086ca79" style:text-blinking="false" fo:background-color="transparent" loext:char-shading-value="0" style:font-style-asian="italic" style:font-style-complex="italic"/>
    </style:style>
    <style:style style:name="T11" style:family="text">
      <style:text-properties style:font-name="Liberation Sans"/>
    </style:style>
    <style:style style:name="T12" style:family="text">
      <style:text-properties style:font-name="Liberation Sans" officeooo:rsid="016eb633"/>
    </style:style>
    <style:style style:name="T13" style:family="text">
      <style:text-properties style:font-name="Liberation Sans" officeooo:rsid="01900a45"/>
    </style:style>
    <style:style style:name="T14" style:family="text">
      <style:text-properties style:font-name="Liberation Sans" officeooo:rsid="01920997"/>
    </style:style>
    <style:style style:name="T15" style:family="text">
      <style:text-properties style:font-name="Liberation Sans" officeooo:rsid="01715b90"/>
    </style:style>
    <style:style style:name="T16" style:family="text">
      <style:text-properties style:font-name="Liberation Sans" officeooo:rsid="00978e60"/>
    </style:style>
    <style:style style:name="T17" style:family="text">
      <style:text-properties style:font-name="Liberation Sans" officeooo:rsid="009906e8"/>
    </style:style>
    <style:style style:name="T18" style:family="text">
      <style:text-properties style:font-name="Liberation Sans" officeooo:rsid="00a51167"/>
    </style:style>
    <style:style style:name="T19" style:family="text">
      <style:text-properties style:font-name="Liberation Sans" officeooo:rsid="00a61b95"/>
    </style:style>
    <style:style style:name="T20" style:family="text">
      <style:text-properties style:font-name="Liberation Sans" officeooo:rsid="00a8e29a"/>
    </style:style>
    <style:style style:name="T21" style:family="text">
      <style:text-properties style:font-name="Liberation Sans" officeooo:rsid="00a93f00"/>
    </style:style>
    <style:style style:name="T22" style:family="text">
      <style:text-properties style:font-name="Liberation Sans" officeooo:rsid="00ab24a7"/>
    </style:style>
    <style:style style:name="T23" style:family="text">
      <style:text-properties style:font-name="Liberation Sans" officeooo:rsid="00abcb19"/>
    </style:style>
    <style:style style:name="T24" style:family="text">
      <style:text-properties style:font-name="Liberation Sans" officeooo:rsid="009f8a3e"/>
    </style:style>
    <style:style style:name="T25" style:family="text">
      <style:text-properties style:font-name="Liberation Sans" officeooo:rsid="00a168e4"/>
    </style:style>
    <style:style style:name="T26" style:family="text">
      <style:text-properties style:font-name="Liberation Sans" officeooo:rsid="00b7c49d"/>
    </style:style>
    <style:style style:name="T27" style:family="text">
      <style:text-properties style:font-name="Liberation Sans" officeooo:rsid="01ed7ee0"/>
    </style:style>
    <style:style style:name="T28" style:family="text">
      <style:text-properties style:font-name="Liberation Sans" officeooo:rsid="01f06bac"/>
    </style:style>
    <style:style style:name="T29" style:family="text">
      <style:text-properties style:font-name="Liberation Sans" officeooo:rsid="01f250e6"/>
    </style:style>
    <style:style style:name="T30" style:family="text">
      <style:text-properties style:font-name="Liberation Sans" fo:font-style="italic" officeooo:rsid="0214288f" style:font-style-asian="italic" style:font-style-complex="italic"/>
    </style:style>
    <style:style style:name="T31" style:family="text">
      <style:text-properties style:font-name="Liberation Sans" officeooo:rsid="0214288f"/>
    </style:style>
    <style:style style:name="T32" style:family="text">
      <style:text-properties style:font-name="Liberation Sans" officeooo:rsid="0216d5f3"/>
    </style:style>
    <style:style style:name="T33" style:family="text">
      <style:text-properties style:font-name="Liberation Sans" officeooo:rsid="022b2e51"/>
    </style:style>
    <style:style style:name="T34" style:family="text">
      <style:text-properties style:font-name="Liberation Sans" officeooo:rsid="02da3a81"/>
    </style:style>
    <style:style style:name="T35" style:family="text">
      <style:text-properties style:font-name="Liberation Sans" officeooo:rsid="02dbbae3"/>
    </style:style>
    <style:style style:name="T36" style:family="text">
      <style:text-properties style:font-name="Liberation Sans" officeooo:rsid="02dc1dd8"/>
    </style:style>
    <style:style style:name="T37" style:family="text">
      <style:text-properties style:font-name="Liberation Sans" officeooo:rsid="021f9e26"/>
    </style:style>
    <style:style style:name="T38" style:family="text">
      <style:text-properties style:font-name="Liberation Sans" officeooo:rsid="0221ef05"/>
    </style:style>
    <style:style style:name="T39" style:family="text">
      <style:text-properties officeooo:rsid="01af5c96"/>
    </style:style>
    <style:style style:name="T40" style:family="text">
      <style:text-properties officeooo:rsid="00d8479a"/>
    </style:style>
    <style:style style:name="T41" style:family="text">
      <style:text-properties officeooo:rsid="01b3392a"/>
    </style:style>
    <style:style style:name="T42" style:family="text">
      <style:text-properties officeooo:rsid="00a3849f"/>
    </style:style>
    <style:style style:name="T43" style:family="text">
      <style:text-properties officeooo:rsid="01b43f15"/>
    </style:style>
    <style:style style:name="T44" style:family="text">
      <style:text-properties officeooo:rsid="01b8ffc9"/>
    </style:style>
    <style:style style:name="T45" style:family="text">
      <style:text-properties officeooo:rsid="01bfd312"/>
    </style:style>
    <style:style style:name="T46" style:family="text">
      <style:text-properties officeooo:rsid="01c355be"/>
    </style:style>
    <style:style style:name="T47" style:family="text">
      <style:text-properties officeooo:rsid="01c62f6a"/>
    </style:style>
    <style:style style:name="T48" style:family="text">
      <style:text-properties officeooo:rsid="01cb4afc"/>
    </style:style>
    <style:style style:name="T49" style:family="text">
      <style:text-properties officeooo:rsid="01d38d25"/>
    </style:style>
    <style:style style:name="T50" style:family="text">
      <style:text-properties officeooo:rsid="01d46831"/>
    </style:style>
    <style:style style:name="T51" style:family="text">
      <style:text-properties officeooo:rsid="01d5d434"/>
    </style:style>
    <style:style style:name="T52" style:family="text">
      <style:text-properties officeooo:rsid="01d69211"/>
    </style:style>
    <style:style style:name="T53" style:family="text">
      <style:text-properties officeooo:rsid="01dabebc"/>
    </style:style>
    <style:style style:name="T54" style:family="text">
      <style:text-properties officeooo:rsid="01f06bac"/>
    </style:style>
    <style:style style:name="T55" style:family="text">
      <style:text-properties officeooo:rsid="02093c00"/>
    </style:style>
    <style:style style:name="T56" style:family="text">
      <style:text-properties officeooo:rsid="020b26da"/>
    </style:style>
    <style:style style:name="T57" style:family="text">
      <style:text-properties officeooo:rsid="020c796b"/>
    </style:style>
    <style:style style:name="T58" style:family="text">
      <style:text-properties officeooo:rsid="020fd2bf"/>
    </style:style>
    <style:style style:name="T59" style:family="text">
      <style:text-properties officeooo:rsid="02197552"/>
    </style:style>
    <style:style style:name="T60" style:family="text">
      <style:text-properties officeooo:rsid="021a5d2a"/>
    </style:style>
    <style:style style:name="T61" style:family="text">
      <style:text-properties officeooo:rsid="021bc8a6"/>
    </style:style>
    <style:style style:name="T62" style:family="text">
      <style:text-properties officeooo:rsid="021d7366"/>
    </style:style>
    <style:style style:name="T63" style:family="text">
      <style:text-properties officeooo:rsid="022313dc"/>
    </style:style>
    <style:style style:name="T64" style:family="text">
      <style:text-properties officeooo:rsid="0224e339"/>
    </style:style>
    <style:style style:name="T65" style:family="text">
      <style:text-properties officeooo:rsid="02262ee8"/>
    </style:style>
    <style:style style:name="T66" style:family="text">
      <style:text-properties officeooo:rsid="022ff408"/>
    </style:style>
    <style:style style:name="T67" style:family="text">
      <style:text-properties officeooo:rsid="02308129"/>
    </style:style>
    <style:style style:name="T68" style:family="text">
      <style:text-properties officeooo:rsid="0232009c"/>
    </style:style>
    <style:style style:name="T69" style:family="text">
      <style:text-properties officeooo:rsid="023dd474"/>
    </style:style>
    <style:style style:name="T70" style:family="text">
      <style:text-properties officeooo:rsid="02441e8b"/>
    </style:style>
    <style:style style:name="T71" style:family="text">
      <style:text-properties officeooo:rsid="024b8c25"/>
    </style:style>
    <style:style style:name="T72" style:family="text">
      <style:text-properties officeooo:rsid="024ddfee"/>
    </style:style>
    <style:style style:name="T73" style:family="text">
      <style:text-properties fo:font-style="italic" fo:font-weight="normal" officeooo:rsid="024ddfee" style:font-style-asian="italic" style:font-weight-asian="normal" style:font-style-complex="italic" style:font-weight-complex="normal"/>
    </style:style>
    <style:style style:name="T74" style:family="text">
      <style:text-properties officeooo:rsid="025bb9b9"/>
    </style:style>
    <style:style style:name="T75" style:family="text">
      <style:text-properties officeooo:rsid="025da62b"/>
    </style:style>
    <style:style style:name="T76" style:family="text">
      <style:text-properties officeooo:rsid="0262f7a9"/>
    </style:style>
    <style:style style:name="T77" style:family="text">
      <style:text-properties officeooo:rsid="026602a7"/>
    </style:style>
    <style:style style:name="T78" style:family="text">
      <style:text-properties officeooo:rsid="0267e63c"/>
    </style:style>
    <style:style style:name="T79" style:family="text">
      <style:text-properties officeooo:rsid="0268b417"/>
    </style:style>
    <style:style style:name="T80" style:family="text">
      <style:text-properties officeooo:rsid="027aba4d"/>
    </style:style>
    <style:style style:name="T81" style:family="text">
      <style:text-properties officeooo:rsid="02803254"/>
    </style:style>
    <style:style style:name="T82" style:family="text">
      <style:text-properties officeooo:rsid="0283931e"/>
    </style:style>
    <style:style style:name="T83" style:family="text">
      <style:text-properties officeooo:rsid="0283fa7a"/>
    </style:style>
    <style:style style:name="T84" style:family="text">
      <style:text-properties officeooo:rsid="028a6715"/>
    </style:style>
    <style:style style:name="T85" style:family="text">
      <style:text-properties officeooo:rsid="02907c65"/>
    </style:style>
    <style:style style:name="T86" style:family="text">
      <style:text-properties officeooo:rsid="0296683d"/>
    </style:style>
    <style:style style:name="T87" style:family="text">
      <style:text-properties officeooo:rsid="02999edf"/>
    </style:style>
    <style:style style:name="T88" style:family="text">
      <style:text-properties officeooo:rsid="029e17b5"/>
    </style:style>
    <style:style style:name="T89" style:family="text">
      <style:text-properties officeooo:rsid="029f582f"/>
    </style:style>
    <style:style style:name="T90" style:family="text">
      <style:text-properties officeooo:rsid="02a17e67"/>
    </style:style>
    <style:style style:name="T91" style:family="text">
      <style:text-properties officeooo:rsid="02a6ebda"/>
    </style:style>
    <style:style style:name="T92" style:family="text">
      <style:text-properties officeooo:rsid="02aa1dcf"/>
    </style:style>
    <style:style style:name="T93" style:family="text">
      <style:text-properties officeooo:rsid="02acb7ef"/>
    </style:style>
    <style:style style:name="T94" style:family="text">
      <style:text-properties officeooo:rsid="02ada1c1"/>
    </style:style>
    <style:style style:name="T95" style:family="text">
      <style:text-properties officeooo:rsid="02b08428"/>
    </style:style>
    <style:style style:name="T96" style:family="text">
      <style:text-properties officeooo:rsid="02b61c69"/>
    </style:style>
    <style:style style:name="T97" style:family="text">
      <style:text-properties officeooo:rsid="02b95d00"/>
    </style:style>
    <style:style style:name="T98" style:family="text">
      <style:text-properties officeooo:rsid="02bc9cf3"/>
    </style:style>
    <style:style style:name="T99" style:family="text">
      <style:text-properties officeooo:rsid="02bfcb8f"/>
    </style:style>
    <style:style style:name="T100" style:family="text">
      <style:text-properties officeooo:rsid="02c1b3e5"/>
    </style:style>
    <style:style style:name="T101" style:family="text">
      <style:text-properties officeooo:rsid="02c60866"/>
    </style:style>
    <style:style style:name="T102" style:family="text">
      <style:text-properties officeooo:rsid="02c7fc27"/>
    </style:style>
    <style:style style:name="T103" style:family="text">
      <style:text-properties officeooo:rsid="02cbcf8f"/>
    </style:style>
    <style:style style:name="T104" style:family="text">
      <style:text-properties officeooo:rsid="02d02951"/>
    </style:style>
    <style:style style:name="T105" style:family="text">
      <style:text-properties officeooo:rsid="02d14fdd"/>
    </style:style>
    <style:style style:name="T106" style:family="text">
      <style:text-properties officeooo:rsid="02d25bdb"/>
    </style:style>
    <style:style style:name="T107" style:family="text">
      <style:text-properties officeooo:rsid="02d42867"/>
    </style:style>
    <style:style style:name="T108" style:family="text">
      <style:text-properties officeooo:rsid="02de3882"/>
    </style:style>
    <style:style style:name="T109" style:family="text">
      <style:text-properties officeooo:rsid="02e7397d"/>
    </style:style>
    <style:style style:name="T110" style:family="text">
      <style:text-properties officeooo:rsid="02ec2e02"/>
    </style:style>
    <style:style style:name="T111" style:family="text">
      <style:text-properties officeooo:rsid="02f1066f"/>
    </style:style>
    <style:style style:name="T112" style:family="text">
      <style:text-properties fo:font-weight="bold" style:font-weight-asian="bold" style:font-weight-complex="bold"/>
    </style:style>
    <style:style style:name="T113" style:family="text">
      <style:text-properties fo:font-weight="normal" style:font-weight-asian="normal" style:font-weight-complex="normal"/>
    </style:style>
    <style:style style:name="T114" style:family="text">
      <style:text-properties officeooo:rsid="02fc64db"/>
    </style:style>
    <style:style style:name="T115" style:family="text">
      <style:text-properties officeooo:rsid="02fdfbb8"/>
    </style:style>
    <style:style style:name="T116" style:family="text">
      <style:text-properties officeooo:rsid="03097fea"/>
    </style:style>
    <style:style style:name="T117" style:family="text">
      <style:text-properties officeooo:rsid="030af3b0"/>
    </style:style>
    <style:style style:name="T118" style:family="text">
      <style:text-properties officeooo:rsid="030ce529"/>
    </style:style>
    <style:style style:name="T119" style:family="text">
      <style:text-properties officeooo:rsid="0314bb1c"/>
    </style:style>
    <style:style style:name="T120" style:family="text">
      <style:text-properties officeooo:rsid="0319874d"/>
    </style:style>
    <style:style style:name="T121" style:family="text">
      <style:text-properties officeooo:rsid="0319f66e"/>
    </style:style>
    <style:style style:name="T122" style:family="text">
      <style:text-properties officeooo:rsid="031eceaf"/>
    </style:style>
    <style:style style:name="T123" style:family="text">
      <style:text-properties officeooo:rsid="03239f54"/>
    </style:style>
    <style:style style:name="T124" style:family="text">
      <style:text-properties officeooo:rsid="0329824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39">Bijels </text:span>Lit<text:span text:style-name="T6">erature</text:span> Review</text:p>
      <text:h text:style-name="P164" text:outline-level="1">Summary</text:h>
      <text:h text:style-name="Heading_20_2" text:outline-level="2">Overview</text:h>
      <text:h text:style-name="Text_20_body" text:outline-level="4">I have a code that can simulate continuum fluid mechanics and phase separation in polymer solutions and melts. I have spent years developing this code and Glenn’s group is willing to continue collaborating with me on developing it. With this low-hanging fruit, what multi-phase flow problems exist that we could possibly begin making an impact on?</text:h>
      <text:h text:style-name="P45" text:outline-level="4">Additionally, DJ and I share interests in multiphase flow behavior, and we are both starting out. What problem would be a good overlap of our interests? Is there something that we could both start on that would be a good synthesis of our talents and abilities? Could we open up a new direction because of this collaboration?</text:h>
      <text:h text:style-name="P46" text:outline-level="5"><text:span text:style-name="T41">Our current idea is something related to the f</text:span><text:span text:style-name="T8">ormulations </text:span><text:span text:style-name="T9">and processes surrounding </text:span><text:span text:style-name="T10">bijels</text:span><text:span text:style-name="T8">. </text:span><text:span text:style-name="T42">I’m not sure what the exact question to ask is here. But it seems like it is the right kind of problem and it has some momentum in the soft materials community. I need to do more reading to understand the central challenges in the field.</text:span></text:h>
      <text:h text:style-name="P47" text:outline-level="5"><text:span text:style-name="T7">Regardless, to do simulations of bijels, </text:span><text:span text:style-name="T40">we would need to be able to incorporate colloidal particles. I’m almost positive that this can be done using methods that Rob Riggleman is using at Penn State looking at nanoparticles. This could be an interesting application of those methods. However, this wouldn’t be quite “low-hanging” fruit; we would need to do some more development.</text:span></text:h>
      <text:h text:style-name="P47" text:outline-level="5">My current idea is to instead using a method where we incorporate highly viscous “particles” directly into the code. Tanaka has a paper (Tanaka2000, see below) where he indicates that this may be a very fruitful direction for taking the project.</text:h>
      <text:h text:style-name="Heading_20_2" text:outline-level="2"><text:span text:style-name="T43">Researchers</text:span> of Interest</text:h>
      <text:h text:style-name="Heading_20_3" text:outline-level="3">Michael Cates</text:h>
      <text:h text:style-name="P48" text:outline-level="5">His group invented bijels and <text:span text:style-name="T4">is perhaps</text:span> still doing research in the area. <text:span text:style-name="T3">He’s a pretty big name in the rheology community. He won the Bingham Medal, which is the Society of Rheology’s big award a couple of years ago, and he holds the chair that Isaac Newton held at Cambridge. Before looking into the literature, I didn’t know that he had done the seminal work on bijels.</text:span></text:h>
      <text:h text:style-name="Heading_20_3" text:outline-level="3">Paul Clegg</text:h>
      <text:h text:style-name="P49" text:outline-level="5"><text:span text:style-name="T74">M. </text:span>Cates colleage at Edinburgh. Leading experimentalist who makes bijels.</text:h>
      <text:h text:style-name="Heading_20_3" text:outline-level="3">Xiang Cheng</text:h>
      <text:h text:style-name="P50" text:outline-level="5">He is a really bright, young experimentalist at Minnesota. I think he’s doing interesting work on this. I’ve talked with him multiple times. He started right before I left.</text:h>
      <text:h text:style-name="Heading_20_3" text:outline-level="3">James Swan</text:h>
      <text:h text:style-name="P119" text:outline-level="5">Simulation person of colloidal rheology at MIT. <text:span text:style-name="T49">When I talked to him, he said he had solved the problem of O(N) hydrodynamic interactions between colloidal particles.</text:span></text:h>
      <text:h text:style-name="Heading_20_3" text:outline-level="3"><text:soft-page-break/>Paul Millet</text:h>
      <text:h text:style-name="P120" text:outline-level="5">Simulation researcher at U. of Arkansas. Has done CH/BD sims of bijels.</text:h>
      <text:h text:style-name="Heading_20_3" text:outline-level="3">Daeyeon Lee</text:h>
      <text:p text:style-name="P43"><text:span text:style-name="T105">See his website: </text:span><text:a xlink:type="simple" xlink:href="https://www.seas.upenn.edu/~leegroup/research.html" text:style-name="Internet_20_link" text:visited-style-name="Visited_20_Internet_20_Link">https://www.seas.upenn.edu/~leegroup/research.html</text:a></text:p>
      <text:h text:style-name="Heading_20_2" text:outline-level="2">DJ’s Interest<text:span text:style-name="T45">s</text:span> and Skills</text:h>
      <text:h text:style-name="Heading_20_3" text:outline-level="3">Chen2017<text:span text:style-name="T44">f</text:span></text:h>
      <text:h text:style-name="Text_20_body" text:outline-level="5">Chen, Seo, and Israelachivili et al. Effects of Salinity on Oil Recovery (the “Dilution Effect”): Experimental and Theoretical studies of crude oil/brine/carbonate surface restructuring and associated physicochemical interactions. Energy and Fuels (2017).</text:h>
      <text:list xml:id="list1617607040" text:style-name="L1">
        <text:list-item>
          <text:h text:style-name="P51" text:outline-level="5">Measured crude oil/brine interactions on a calcite surface using contact angles, surface forces apparatus, AFM, interfacial tension, XPS, etc. Lots of discussion of DLVO theory and classic colloidal physics.</text:h>
        </text:list-item>
      </text:list>
      <text:h text:style-name="Heading_20_3" text:outline-level="3">Chen2017g</text:h>
      <text:h text:style-name="Text_20_body" text:outline-level="5">Chen, Seo and Israelachivili et al. Contact angle and adhesion dynamics and hysteresis on molecularly smooth chemically homogeneous surfaces. Langmuir (2017). </text:h>
      <text:list xml:id="list545791321" text:style-name="L2">
        <text:list-item>
          <text:h text:style-name="P52" text:outline-level="5">Fundamental study of adhesion energies and contact angles, focusing on trying to reach the equilibrium limit. Discussion of the effect of velocity on the measurement of dynamic adhesion measurements and on dynamic contact angle hysteresis measurements. References and comparisons to classical theories.</text:h>
        </text:list-item>
      </text:list>
      <text:h text:style-name="Heading_20_3" text:outline-level="3">Seo2015</text:h>
      <text:h text:style-name="Text_20_body" text:outline-level="5">Seo and Ducker et al. Phase state of interfacial nanobubbles. J Phys. Chem. C (2015).</text:h>
      <text:list xml:id="list538775666" text:style-name="L3">
        <text:list-item>
          <text:h text:style-name="P53" text:outline-level="5">Interfacial nanobubbles – tiny bubbles on the interface between a solid and a liquid. Coated a surface with a hydrophobic monolayer with a <text:s/>fluorophore. Used fluorescence microscopy, interference contact microscopy and phase contrast microscopy to show that nanobubbles were composed of air, not oil.</text:h>
        </text:list-item>
      </text:list>
      <text:h text:style-name="Heading_20_3" text:outline-level="3">Seo2014</text:h>
      <text:h text:style-name="Text_20_body" text:outline-level="5">Seo and Ducker. Effect of Gas species on gas-monolayer interactions: tangential momentum accommodation. J. Phys. Chem. C (2014). </text:h>
      <text:list xml:id="list4244532821" text:style-name="L4">
        <text:list-item>
          <text:h text:style-name="P121" text:outline-level="5">Measured TMAC for different gases on coated glass surface.</text:h>
        </text:list-item>
      </text:list>
      <text:h text:style-name="Heading_20_3" text:outline-level="3">Seo2014a</text:h>
      <text:h text:style-name="Text_20_body" text:outline-level="5">Seo and Ducker. Control of gas flow in narrow channels using an electric field to modify the flow boundary condition. J. Phys. Chem. C. (2014). </text:h>
      <text:list xml:id="list1349659573" text:style-name="L5">
        <text:list-item>
          <text:h text:style-name="P54" text:outline-level="5">Used an electric field to modify a thin organic film at the the surface of a plate, which modified flow behavior. Flow measurement made by measurement of lubrication forces (indirect measurement). Proposed mechanism has to do with surface roughness.</text:h>
        </text:list-item>
      </text:list>
      <text:h text:style-name="Heading_20_3" text:outline-level="3">Seo2013</text:h>
      <text:h text:style-name="Text_20_body" text:outline-level="5">Seo and Ducker. In situ control of gas flow by modification of gas-solid interactions. Phys. Rev. Lett. 111, 174502 (2013) (erratum 2014). </text:h>
      <text:list xml:id="list3114211303" text:style-name="L6">
        <text:list-item>
          <text:h text:style-name="P122" text:outline-level="5"><text:soft-page-break/><text:span text:style-name="T12">Achieve</text:span><text:span text:style-name="T13">d</text:span><text:span text:style-name="T12"> control over the boundary condition of gas flow over a solid by changing the properties of the interface. Look</text:span><text:span text:style-name="T14">ed</text:span><text:span text:style-name="T12"> at the effect of interfacial properties on the slip length of the gas and the tangential momentum accommodation coefficient. </text:span><text:span text:style-name="T15">Put more simply, they can adjust the roughness of the walls to control the flow boundary condition.</text:span></text:h>
        </text:list-item>
      </text:list>
      <text:h text:style-name="Heading_20_3" text:outline-level="3">Seo2013c</text:h>
      <text:h text:style-name="Text_20_body" text:outline-level="5">Seo, Mastropietro and Ducker. Gas flows near solids coated with thin water films. J. Phys. Chem. C. (2013). </text:h>
      <text:list xml:id="list2282570845" text:style-name="L7">
        <text:list-item>
          <text:h text:style-name="P55" text:outline-level="5">Measurement of the tangential momentum accommodation coefficient (TMAC) of nitrogen gas near glass surfaces coated in thin water films. Varied surface properties of the glass and the humidity. TMAC is an interesting function of humidity.</text:h>
        </text:list-item>
      </text:list>
      <text:h text:style-name="Heading_20_3" text:outline-level="3">Seo2012</text:h>
      <text:h text:style-name="Text_20_body" text:outline-level="5">Seo, Paul and Ducker. A pressure gauge based on gas density measurement from analysis of the thermal noise of an atomic force microscope cantilever. Rev. Scientific Instruments. (2012). </text:h>
      <text:list xml:id="list3166354587" text:style-name="L8">
        <text:list-item>
          <text:h text:style-name="P56" text:outline-level="5">Describe a gas-density gauge based on the thermal fluctuations of an AFM cantilever.</text:h>
        </text:list-item>
      </text:list>
      <text:h text:style-name="Heading_20_3" text:outline-level="3">Experimental methods <text:span text:style-name="T5">he lists as areas of expertise</text:span></text:h>
      <text:list xml:id="list2421566226" text:style-name="L9">
        <text:list-item>
          <text:h text:style-name="P57" text:outline-level="5">AFM</text:h>
        </text:list-item>
        <text:list-item>
          <text:h text:style-name="P57" text:outline-level="5">surface modification</text:h>
        </text:list-item>
        <text:list-item>
          <text:h text:style-name="P57" text:outline-level="5">(inorganic) nanoparticle synthesis</text:h>
        </text:list-item>
        <text:list-item>
          <text:h text:style-name="P57" text:outline-level="5">fluorescence microscopy</text:h>
        </text:list-item>
        <text:list-item>
          <text:h text:style-name="P57" text:outline-level="5">surface forces apparatus</text:h>
        </text:list-item>
      </text:list>
      <text:h text:style-name="P167" text:outline-level="2">Analysis</text:h>
      <text:h text:style-name="P173" text:outline-level="3">What are the open questions?</text:h>
      <text:list xml:id="list4095842903" text:style-name="L10">
        <text:list-item>
          <text:p text:style-name="P123">Relationship between surface tension and the elasticity of bijels</text:p>
        </text:list-item>
        <text:list-item>
          <text:p text:style-name="P123">Relationship between the viscosity of the liquids, surface tension and the domain size and rheological properties of the bijel.</text:p>
        </text:list-item>
      </text:list>
      <text:h text:style-name="Heading_20_3" text:outline-level="3">Our comparative advantage</text:h>
      <text:h text:style-name="P124" text:outline-level="5">Directions that have been tried:</text:h>
      <text:list xml:id="list2163866923" text:style-name="L11">
        <text:list-item>
          <text:h text:style-name="P125" text:outline-level="5">Bijels via direct mixing <text:span text:style-name="T80">(achieved!)</text:span></text:h>
        </text:list-item>
        <text:list-item>
          <text:h text:style-name="P125" text:outline-level="5">Bijels in thin films</text:h>
        </text:list-item>
        <text:list-item>
          <text:h text:style-name="P126" text:outline-level="5">The smallest possible domain sizes for Bijels (reported from DJ)</text:h>
        </text:list-item>
        <text:list-item>
          <text:h text:style-name="P127" text:outline-level="5">Bijels with non-polar liquids</text:h>
        </text:list-item>
      </text:list>
      <text:h text:style-name="P128" text:outline-level="5">One element of our comparative advantage is the ability to do:</text:h>
      <text:list xml:id="list976680004" text:style-name="L12">
        <text:list-item>
          <text:h text:style-name="P129" text:outline-level="5">Hydrodynamics with large viscosity contrast</text:h>
        </text:list-item>
        <text:list-item>
          <text:h text:style-name="P129" text:outline-level="5">Polymer phase behavior</text:h>
        </text:list-item>
        <text:list-item>
          <text:h text:style-name="P130" text:outline-level="5">Idea<text:span text:style-name="T85">s</text:span>:</text:h>
          <text:list>
            <text:list-item>
              <text:h text:style-name="P130" text:outline-level="5">Bijels with ionic liquids, <text:span text:style-name="T77">flow batteries?</text:span></text:h>
            </text:list-item>
            <text:list-item>
              <text:h text:style-name="P131" text:outline-level="5">Bijels with more interesting particles or liquids (<text:span text:style-name="T76">anisotropic particles, </text:span>janus particles,block <text:soft-page-break/>polymers)</text:h>
              <text:list>
                <text:list-item>
                  <text:h text:style-name="P131" text:outline-level="5">Hierarchical materials</text:h>
                </text:list-item>
              </text:list>
            </text:list-item>
            <text:list-item>
              <text:h text:style-name="P131" text:outline-level="5">Active materials?</text:h>
            </text:list-item>
          </text:list>
        </text:list-item>
      </text:list>
      <text:h text:style-name="P128" text:outline-level="5"/>
      <text:h text:style-name="P165" text:outline-level="1">Bijels</text:h>
      <text:h text:style-name="P168" text:outline-level="2">Reviews</text:h>
      <text:h text:style-name="P174" text:outline-level="3">Cates2008</text:h>
      <text:h text:style-name="Text_20_body" text:outline-level="4">M. E. Cates and P. S. Clegg. Bijels: a new class of soft materials. Soft Matter 4, 2132-2138 (2008).</text:h>
      <text:list xml:id="list78260296" text:style-name="L13">
        <text:list-item>
          <text:h text:style-name="P132" text:outline-level="4"><text:span text:style-name="T16">Bicontinuous interfacially jammed emulsion gels (Bijels) are two co-continuous immiscible fluids maintained in a rigid state by a layer of jammed colloidal particles at the interface between the two fluids. </text:span><text:span text:style-name="T17">This is kind of like a Pickering emulsion, but the fluids are co-continuous. These are of interest because; (i) they are solids with a finite elastic modulus, (ii) they might possess fluid like behavior when stressed due to particles unjamming at the interface, (iii) they are still composed of two fluid phases with a high interfacial area. These three properties make them potentially very valuable as a way to cause two immiscible fluids to come into contact to perform chemical reactions at the interface. The process can be continuous without needing to break the emulsion. They call this a “cross-flow microreactor.”</text:span></text:h>
        </text:list-item>
        <text:list-item>
          <text:h text:style-name="P133" text:outline-level="4"><text:span text:style-name="T18">Cates and Clegg describe the simulations they have done using a Lattice Boltzmann code of spinodal decomposition of two liquids with colloidal particles in solution. </text:span><text:span text:style-name="T19">They see arrest of the morphology, which is the jamming they used as their initial evidence. However, they are still not sure if the interfacial layer is ultimately stable or not. It may be that attractive interactions are needed between particles to ensure stability, which would mean the “bijel” is really a “structurally templated” conventional gel. </text:span><text:span text:style-name="T23">O</text:span><text:span text:style-name="T31">pen question: Do purely repulsive colloids jam or do you need some attractive interaction? (</text:span><text:span text:style-name="T30">We could test this with slightly rough colloids!</text:span><text:span text:style-name="T31">)</text:span></text:h>
        </text:list-item>
        <text:list-item>
          <text:h text:style-name="P132" text:outline-level="4"><text:span text:style-name="T20">Experiments have some challenges because of the kinetic route needed to reach the desired morphology. Nevertheless, bijels have been experimentally realized. </text:span><text:span text:style-name="T21">They describe two different sets of experiments; the </text:span><text:span text:style-name="T32">first</text:span><text:span text:style-name="T21"> done with an alcohol/alkane mixture and the second with a water/2,6-lutidine mixture. The latter experiments are quite convincing and the resulting bijels are stable for at least several months. Finally, in experiments of off-critical compositions, they make a connection to phase inversion, and postulate that viscosity ratios could be used to control the bijel structure.</text:span></text:h>
        </text:list-item>
        <text:list-item>
          <text:h text:style-name="P132" text:outline-level="4"><text:span text:style-name="T22">Future work seems aimed at better understanding the mechanical properties of the bijel structure and the connections between mechanical properties, particle interactions and </text:span><text:span text:style-name="T23">kinetic pathways to formation of the structure.</text:span></text:h>
        </text:list-item>
      </text:list>
      <text:h text:style-name="Heading_20_3" text:outline-level="3">Clegg2008</text:h>
      <text:p text:style-name="Text_20_body"><text:span text:style-name="T23">P S Clegg, “Fluid-bicontinuous gels stabilized by interfacial colloids: low and high molecular weight fluids”, Journal of Physics: Condensed Matter, </text:span><text:span text:style-name="T33">2008.</text:span></text:p>
      <text:h text:style-name="Heading_20_3" text:outline-level="3">Thijssen2017</text:h>
      <text:p text:style-name="P16">J H J Thijssen and J Vermant, “Interfacial rheology of model particles at liquid interfaces and its relation to (bicontinuous) Pickering emulsions,” Journal of Physics: Condensed Matter, <text:span text:style-name="T51">2017.</text:span></text:p>
      <text:list xml:id="list2472091531" text:style-name="L14">
        <text:list-item>
          <text:p text:style-name="P58">Topical review of the interfacial rheology of particle-laden liquid interfaces and its relevance to the formation and stability of Pickering emulsions and bijels</text:p>
        </text:list-item>
      </text:list>
      <text:h text:style-name="Heading_20_3" text:outline-level="3">Tao2018</text:h>
      <text:p text:style-name="P29">Tao, Li and Ke, Chen and Dobnikar, Jure, “Research progress of bicontinuous interfacially jammed emulsion gel (Bijel)”, Acta Physica Sinica, <text:span text:style-name="T104">2018.</text:span></text:p>
      <text:p text:style-name="P29"><text:soft-page-break/></text:p>
      <text:h text:style-name="P169" text:outline-level="2">Experiments</text:h>
      <text:h text:style-name="Heading_20_3" text:outline-level="3">Arditty2003</text:h>
      <text:p text:style-name="Text_20_body">S. Arditty and C. P. Whitby and B. P. Binks and V. Schmitt and F. Leal-Calderon, “Some general features of limited coalescence in solid-stabilized emulsions”, The European Physical Journal E, <text:span text:style-name="T90">2003.</text:span></text:p>
      <text:list xml:id="list1946593718" text:style-name="L15">
        <text:list-item>
          <text:p text:style-name="P134">Oil and water Pickering emulsions via mixinig</text:p>
        </text:list-item>
      </text:list>
      <text:h text:style-name="Heading_20_3" text:outline-level="3">Aveyard2003</text:h>
      <text:p text:style-name="Text_20_body">Robert Aveyard and Bernard P Binks and John H Clint, “Emulsions stabilised solely by colloidal particles”, Advances in Colloid and Interface Science, <text:span text:style-name="T108">2003.</text:span></text:p>
      <text:list xml:id="list2444261329" text:style-name="L16">
        <text:list-item>
          <text:p text:style-name="P135">Referenced in original bijels paper by Cates (Stratford2005)</text:p>
        </text:list-item>
        <text:list-item>
          <text:p text:style-name="P136">May have some details on how to generate bijels via mixing.</text:p>
        </text:list-item>
      </text:list>
      <text:h text:style-name="Heading_20_3" text:outline-level="3">Vermant2004</text:h>
      <text:p text:style-name="Text_20_body">J. Vermant and G. Cioccolo and K. Golapan Nair and P. Moldenaers, “Coalescence suppression in model immiscible polymer blends by nano-sized colloidal particles”, Rheologica Acta, <text:span text:style-name="T65">2004.</text:span></text:p>
      <text:list xml:id="list1946242511" text:style-name="L17">
        <text:list-item>
          <text:p text:style-name="P137">Polymers</text:p>
        </text:list-item>
      </text:list>
      <text:h text:style-name="Heading_20_3" text:outline-level="3">Chung2005</text:h>
      <text:p text:style-name="P32">Hyun-joong Chung and Kohji Ohno and Takeshi Fukuda and Russell J. Composto, Self-Regulated Structures in Nanocomposites by Directed Nanoparticle Assembly”, Nano Letters, <text:span text:style-name="T56">2005.</text:span></text:p>
      <text:list xml:id="list2942150644" text:style-name="L18">
        <text:list-item>
          <text:p text:style-name="P138">Polymers</text:p>
        </text:list-item>
      </text:list>
      <text:h text:style-name="Heading_20_3" text:outline-level="3">Clegg2005</text:h>
      <text:p text:style-name="P32">P S Clegg and E M Herzig and A B Schofield and T S Horozov and B P Binks and M E Cates and W C K Poon, “Colloid-stabilized emulsions: behaviour as the interfacial tension is reduced”, Journal of Physics: Condensed Matter, <text:span text:style-name="T101">2005.</text:span></text:p>
      <text:h text:style-name="P178" text:outline-level="3">Binks2006</text:h>
      <text:p text:style-name="P8">Bernard P. Binks and Ryo Murakami, “Phase inversion of particle-stabilized materials from foams to dry water,” Nature Materials, 2006.</text:p>
      <text:h text:style-name="P178" text:outline-level="3">Herzig2007</text:h>
      <text:p text:style-name="P8">E. M. Herzig and K. A. White and A. B. Schofield and W. C. K. Poon and P. S. Clegg, “Bicontinuous emulsions stabilized solely by colloidal particles,” Nature Materials, 2007.</text:p>
      <text:list xml:id="list3299609202" text:style-name="L19">
        <text:list-item>
          <text:p text:style-name="P59">First experimental realization of bijels</text:p>
        </text:list-item>
      </text:list>
      <text:h text:style-name="P179" text:outline-level="3">Lee2010a</text:h>
      <text:p text:style-name="P9"><text:s/>Matthew N. Lee and Ali Mohraz, “Bicontinuous Macroporous Materials from Bijel Templates,” Advanced Materials, <text:span text:style-name="T50">2010.</text:span></text:p>
      <text:h text:style-name="Heading_20_3" text:outline-level="3">Gam2011</text:h>
      <text:p text:style-name="P37">Sangah Gam and Aysenur Corlu and Hyun-Joong Chung and Kohji Ohno and Michael J. A. Hore and <text:soft-page-break/>Russell J. Composto, “A jamming morphology map of polymer blend nanocomposite films”, Soft Matter, <text:span text:style-name="T57">2011.</text:span></text:p>
      <text:h text:style-name="Heading_20_3" text:outline-level="3">Tavacoli2011</text:h>
      <text:p text:style-name="P37">Joe W. Tavacoli and Job H. J. Thijssen and Andrew B. Schofield and Paul S. Clegg, “Novel, Robust, and Versatile Bijels of Nitromethane, Ethanediol, and Colloidal Silica: Capsules, Sub-Ten-Micrometer Domains, and Mechanical Properties”, Advanced Functional Materials, <text:span text:style-name="T75">2011.</text:span></text:p>
      <text:h text:style-name="P180" text:outline-level="3">Lee2012a</text:h>
      <text:p text:style-name="P17">Matthew N. Lee and Job H. J. Thijssen and Jessica A. Witt and Paul S. Clegg and Ali Mohraz, “Making a Robust Interfacial Scaffold: Bijel Rheology and its Link to Processability,” Advanced Functional Materials <text:span text:style-name="T48">(2012).</text:span></text:p>
      <text:h text:style-name="P181" text:outline-level="3">Hijnen2015</text:h>
      <text:p text:style-name="P18">Niek Hijnen and Dongyu Cai and Paul S. Clegg, “Bijels stabilized using rod-like particles,” Soft Matter, 2015.</text:p>
      <text:h text:style-name="P175" text:outline-level="3">Bai2015</text:h>
      <text:p text:style-name="P34"><text:span text:style-name="T46">L. Bai, J. W. Fruehwirth, X. Cheng and C. W. Macosko. </text:span>Dynamics and rheology of nonpolar bijels. <text:span text:style-name="T2">Soft Matter 11, 5282-5293 (2015)</text:span></text:p>
      <text:list xml:id="list96915778" text:style-name="L20">
        <text:list-item>
          <text:p text:style-name="P60">Experiments of a bijel formed from two non-polar fluids. They claim that this is the first realization of such a system (previous systems were done with at least one polar fluid). </text:p>
        </text:list-item>
        <text:list-item>
          <text:p text:style-name="P60">Give some examples of applications: scaffolds for tissue engineering, cross-flow microreactors, electrochemical devices. </text:p>
        </text:list-item>
        <text:list-item>
          <text:p text:style-name="P60">Systematic investigation of the dynamics and rheology of the non-polar bijel. Seems like a very careful study done by people who I think are very good scientists. </text:p>
        </text:list-item>
        <text:list-item>
          <text:p text:style-name="P61">They claim that their work is a first step to explore the missing link between polar bijels and particle-stabilized bicontinuous polymer blends. This claim comes from the observation of a continuous increase in the storage modulus even after the stabilization of the morphology, which occurs in their nonpolar bijel as well as polar bijels and conventional immiscible polymer blends. Also note that there are some links in this paper that would be useful to explore concerning particle-stabilized polymer blends.</text:p>
        </text:list-item>
      </text:list>
      <text:h text:style-name="Heading_20_3" text:outline-level="3">Haase2015</text:h>
      <text:p text:style-name="P38">Martin F. Haase and Kathleen J. Stebe and Daeyeon Lee, “Continuous Fabrication of Hierarchical and Asymmetric Bijel Microparticles, Fibers, and Membranes by Solvent Transfer-Induced Phase Separation (STRIPS<text:span text:style-name="T78">)”, </text:span>Advanced Materials, <text:span text:style-name="T78">2015.</text:span></text:p>
      <text:h text:style-name="Heading_20_3" text:outline-level="3">Rumble2016</text:h>
      <text:p text:style-name="P39">Katherine A. Rumble and Job H. J. Thijssen and Andrew B. Schofield and Paul S. Clegg, “Compressing a spinodal surface at fixed area: bijels in a centrifuge”, Soft Matter, 2016.</text:p>
      <text:list xml:id="list3144533592" text:style-name="L21">
        <text:list-item>
          <text:p text:style-name="P139">Looking at mechanical properties of the bijel in a centrifuge <text:span text:style-name="T83">and using confocal microscopy</text:span>. <text:span text:style-name="T82">Connection between bulk mechanical properties and microstructure.</text:span></text:p>
        </text:list-item>
        <text:list-item>
          <text:p text:style-name="P140">Bijels deform when compressed and become anisotropic.</text:p>
        </text:list-item>
      </text:list>
      <text:h text:style-name="P182" text:outline-level="3">Cai2017</text:h>
      <text:p text:style-name="P15">Dongyu Cai and Paul S. Clegg and Tao Li and Katherine A. Rumble and Joe W. Tavacoli, “Bijels <text:soft-page-break/>formed by direct mixing,” Soft Matter, 2017.</text:p>
      <text:list xml:id="list152769708" text:style-name="L22">
        <text:list-item>
          <text:p text:style-name="P62">As the title says, forms bijels using a mixing protocol instead of via phase separation. Seems like a transformative bit of technology.</text:p>
        </text:list-item>
      </text:list>
      <text:h text:style-name="P182" text:outline-level="3">Huang2017b</text:h>
      <text:p text:style-name="P15">Caili Huang and Joe Forth and Weiyu Wang and Kunlun Hong and Gregory S. Smith and Brett A. Helms and Thomas P. Russell, “Bicontinuous structured liquids with sub-micrometre domains using nanoparticle surfactants,” Nature Nanotechnology, 2017.</text:p>
      <text:h text:style-name="P183" text:outline-level="3">Zanini2017</text:h>
      <text:p text:style-name="P19">Michele Zanini and Claudia Marschelke and Svetoslav E. Anachkov and Emanuele Marini and Alla Synytska and Lucio Isa, “Universal emulsion stabilization from the arrested adsorption of rough particles at liquid-liquid interfaces,” Nature Communications, 2017.</text:p>
      <text:list xml:id="list1344588622" text:style-name="L23">
        <text:list-item>
          <text:p text:style-name="P63">Synthesis of library of microparticles with different roughness. Has implications for wetting and for particles adsorbing to interfaces.</text:p>
        </text:list-item>
      </text:list>
      <text:h text:style-name="Heading_20_3" text:outline-level="3">Chatterjee2017</text:h>
      <text:p text:style-name="P30">Purba Chatterjee and Gregory A. Sowiak and Patrick T. Underhill, “Effect of phase change on the rheology and stability of paraffin wax-in-water Pickering emulsions”, Rheologica Acta, <text:span text:style-name="T106">2017.</text:span></text:p>
      <text:h text:style-name="P176" text:outline-level="3">Kirby2018</text:h>
      <text:p text:style-name="P36"><text:span text:style-name="T47">S. M. Kirby, S. L. Anna and L. M. Walker. </text:span>Effect of surfactant tail length and ionic strength on the interfacial properties of nanoparticle–surfactant complexes. <text:span text:style-name="T2">Soft Matter, 2018.</text:span></text:p>
      <text:list xml:id="list2268738285" text:style-name="L24">
        <text:list-item>
          <text:p text:style-name="P64">This is an investigation of the air-water interface of nanoparticle-surfactant systems. They are particularly interested in the adsorption and packing of the nanoparticles and how this affects the interfacial mechanics. Applications appear to be foam stabilizing agents.</text:p>
        </text:list-item>
      </text:list>
      <text:h text:style-name="P184" text:outline-level="3">Thorson2018</text:h>
      <text:p text:style-name="P14">Todd J. Thorson and Elliot L. Botvinick and Ali Mohraz, “Composite Bijel-Templated Hydrogels for Cell Delivery,” <text:span text:style-name="T52">{</text:span>ACS} Biomaterials Science {\&amp;} Engineering, 2018.</text:p>
      <text:list xml:id="list2388324171" text:style-name="L25">
        <text:list-item>
          <text:p text:style-name="P65">Using bijels to make hydrogels with controlled pore sizes. These are then used to grow cells.</text:p>
        </text:list-item>
      </text:list>
      <text:h text:style-name="P185" text:outline-level="3">Park2018</text:h>
      <text:p text:style-name="P20">Junyong Park and Patrick S. Doyle, “Multifunctional Hierarchically-Assembled Hydrogel Particles with Pollen Grains via Pickering Suspension Polymerization,” Langmuir, 2018.</text:p>
      <text:list xml:id="list4049662079" text:style-name="L26">
        <text:list-item>
          <text:p text:style-name="P66">Using Pickering emulsions to make core-shell particles with pollen grains.</text:p>
        </text:list-item>
      </text:list>
      <text:h text:style-name="P170" text:outline-level="2"><text:span text:style-name="T28">Theory </text:span><text:span text:style-name="T29">and </text:span><text:span text:style-name="T27">S</text:span><text:span text:style-name="T11">imulations</text:span></text:h>
      <text:h text:style-name="P177" text:outline-level="3">Stratford2005</text:h>
      <text:p text:style-name="Text_20_body">K. Stratford, R. Adhikari, I. Pagonabarraga, J-C Desplat and M. E. Cates. Colloidal Jamming at Interfaces: A Route to Fluid-Bicontinuous Gels. Science 309, 2198-2201 (2005).</text:p>
      <text:list xml:id="list3306946364" text:style-name="L27">
        <text:list-item>
          <text:p text:style-name="P141"><text:span text:style-name="T24">Seminal paper by the Cates group on Bijels. </text:span><text:span text:style-name="T34">I</text:span><text:span text:style-name="T24">nitiate</text:span><text:span text:style-name="T34">s</text:span><text:span text:style-name="T24"> the field by predicting the existence of bijels </text:span><text:span text:style-name="T34">via simulation.</text:span></text:p>
        </text:list-item>
        <text:list-item>
          <text:p text:style-name="P141"><text:span text:style-name="T35">Method is</text:span><text:span text:style-name="T25"> Lattice Boltzmann.</text:span></text:p>
        </text:list-item>
        <text:list-item>
          <text:p text:style-name="P143"><text:soft-page-break/><text:span text:style-name="T25">D</text:span><text:span text:style-name="T11">oes </text:span><text:span text:style-name="T36">high resolution </text:span><text:span text:style-name="T11">simulation</text:span><text:span text:style-name="T36">s</text:span><text:span text:style-name="T11"> of rippled surfaces and Rayleigh-Plateau instability to confirm jamming.</text:span></text:p>
        </text:list-item>
        <text:list-item>
          <text:p text:style-name="P142">He does lattice Boltzmann simulations. Predicted the fact that particles should not come off the interface for sizes above 3 nm.</text:p>
        </text:list-item>
        <text:list-item>
          <text:p text:style-name="P144">Says Brownian motion should not be that important.</text:p>
        </text:list-item>
        <text:list-item>
          <text:p text:style-name="P144">Predicts modulus using G = sigma/L, L = a/phi. Sigma = surface tension, L = domain size, a = particle size, phi = particle volume fraction.</text:p>
        </text:list-item>
        <text:list-item>
          <text:p text:style-name="P145">Considered mixing, but says it “does not appear to favor bicontinuity”</text:p>
        </text:list-item>
        <text:list-item>
          <text:p text:style-name="P146">Simulate cross-flow microreactor, with very high shear rates.</text:p>
        </text:list-item>
      </text:list>
      <text:h text:style-name="Heading_20_3" text:outline-level="3">Araki2006</text:h>
      <text:p text:style-name="P42">Takeaki Araki and Hajime Tanaka, “Wetting-induced depletion interaction between particles in a phase-separating liquid mixture”, Physical Review E, <text:span text:style-name="T100">2006.</text:span></text:p>
      <text:list xml:id="list181687339" text:style-name="L28">
        <text:list-item>
          <text:p text:style-name="P147">Simulation of phase separation between two immiscible liquids with particles in the phases.</text:p>
        </text:list-item>
        <text:list-item>
          <text:p text:style-name="P148">Tanaka group: Use FPD method to simulate colloidal hydrodynamics with phase separation</text:p>
        </text:list-item>
        <text:list-item>
          <text:p text:style-name="P149">Study fixed particles and mobile particles in 2D</text:p>
        </text:list-item>
        <text:list-item>
          <text:p text:style-name="P149">Study the dynamics of phase separation, <text:span text:style-name="T109">including coarsening, in detail. Notice an interesting switch (depending on particle density) between droplets, bicontinuous, and then droplets again. Clearly there are some fun dynamics here that could probably be explored in more detail.</text:span></text:p>
        </text:list-item>
        <text:list-item>
          <text:p text:style-name="P150">Interesting way of characterizing the morphology using Euler characteristics (3D) and a Minkovski functional (2D). <text:span text:style-name="T110">Can get whether or not the phase forms droplets and the total number of droplets.</text:span></text:p>
        </text:list-item>
        <text:list-item>
          <text:p text:style-name="P151">Describe a wetting-induced attractive <text:span text:style-name="T111">depletion </text:span>interaction. This could have important effects for jamming.</text:p>
        </text:list-item>
        <text:list-item>
          <text:p text:style-name="P152">They do not discuss jamming.</text:p>
        </text:list-item>
      </text:list>
      <text:h text:style-name="P186" text:outline-level="3">Kim2008b</text:h>
      <text:p text:style-name="P23">E. Kim and K. Stratford and R. Adhikari and M. E. Cates, “Arrest of Fluid Demixing by Nanoparticles: A Computer Simulation Study”, Langmuir, 2008.</text:p>
      <text:list xml:id="list3891434678" text:style-name="L29">
        <text:list-item>
          <text:p text:style-name="P67">Do not observe a difference in morphology simply by introducing the particles. This is in contrast to the results by Araki2006. They obviously have particles that <text:span text:style-name="T112">do not wet</text:span><text:span text:style-name="T113">. This is a big difference. They also do not study viscosity contrast or phase diagram asymmetry. There is clearly a big design space here.</text:span></text:p>
        </text:list-item>
        <text:list-item>
          <text:p text:style-name="P68">They cannot get to very long times (beyond 1 microsecond), so they cannot see what happens in the long time regime of arrest. They “only” see an “intermediate” time regime.</text:p>
        </text:list-item>
        <text:list-item>
          <text:p text:style-name="P69">Particles continue to coarsen due to:</text:p>
          <text:list>
            <text:list-item>
              <text:p text:style-name="P69">Particle ejection</text:p>
            </text:list-item>
            <text:list-item>
              <text:p text:style-name="P69">Crystallization of particles on the surface</text:p>
            </text:list-item>
          </text:list>
        </text:list-item>
        <text:list-item>
          <text:p text:style-name="P70">This paper was not very convincing, and there are a lot of unanswered questions.</text:p>
        </text:list-item>
        <text:list-item>
          <text:p text:style-name="P71">From their results, they cannot say if there is a barrier to particle ejection at the interface or not. This means that they do not know if attractive interactions are essential to the process of arrest or not.</text:p>
        </text:list-item>
      </text:list>
      <text:h text:style-name="P187" text:outline-level="3"><text:soft-page-break/>Kim2010b</text:h>
      <text:p text:style-name="P24">Eunhye Kim and Kevin Stratford and Michael E. Cates, “Bijels Containing Magnetic Particles: A Simulation Study”, Langmuir, 2010.</text:p>
      <text:list xml:id="list288640184" text:style-name="L30">
        <text:list-item>
          <text:p text:style-name="P72">Addition of magnetic fields <text:span text:style-name="T115">to method and results seen by the Cates group in earlier papers</text:span></text:p>
        </text:list-item>
        <text:list-item>
          <text:p text:style-name="P72">Note: Need to add lubrication forces (same as done in Kim2008b), also add a soft-core, short range potential between the colloids.</text:p>
        </text:list-item>
        <text:list-item>
          <text:p text:style-name="P73">Examination of field applied during phase separation:</text:p>
          <text:list>
            <text:list-item>
              <text:p text:style-name="P74">Uniform magnetic fields <text:span text:style-name="T114">at low strength only slightly</text:span> perturb<text:span text:style-name="T115">s</text:span> the morphology, but do<text:span text:style-name="T115">es</text:span> align the dipoles of the particles. </text:p>
            </text:list-item>
            <text:list-item>
              <text:p text:style-name="P75">The morphology is moderately distorted at a higher field strength (e.g. 0.31 T), but they observe that the overall morphological pattern (i.e. bicontinuity) is still maintained.</text:p>
            </text:list-item>
            <text:list-item>
              <text:p text:style-name="P76">There can be a difference in rates of the relaxation of magnetic degrees of freedom relative to the rate of phase separation. This can lead to “frustration” in the orientation of the particles dipoles.</text:p>
            </text:list-item>
          </text:list>
        </text:list-item>
        <text:list-item>
          <text:p text:style-name="P77">Examination of field applied after a bijel is already formed:</text:p>
          <text:list>
            <text:list-item>
              <text:p text:style-name="P78">Field manipulation is largely governed by the ratio of field energy to capillary energy. The history dependence is less important (when the field is turned on), but does matter some.</text:p>
            </text:list-item>
            <text:list-item>
              <text:p text:style-name="P79">Turning on a field gradient (instead of a uniform field) can pull the particles from the interface if the gradient is sufficiently strong.</text:p>
            </text:list-item>
          </text:list>
        </text:list-item>
      </text:list>
      <text:h text:style-name="P188" text:outline-level="3">Aland2011</text:h>
      <text:p text:style-name="P3">Sebastian Aland and John Lowengrub and Axel Voigt, “A continuum model of colloid-stabilized interfaces,” Physics of Fluids, 2011.</text:p>
      <text:list xml:id="list4249389439" text:style-name="L31">
        <text:list-item>
          <text:p text:style-name="P80">Simulations of bijels and Pickering emulsions using DDFT, <text:span text:style-name="T116">i.e. a phase field model.</text:span></text:p>
        </text:list-item>
        <text:list-item>
          <text:p text:style-name="P81">Not the same as fluid-particle dynamics from Tanaka. Here they actually include the colloids as a separate phase in the phase-field model (colloids are a field). <text:span text:style-name="T120">In other words, this works better for the case where the colloids are much smaller than the size of the fluid structures in the simulation.</text:span></text:p>
        </text:list-item>
        <text:list-item>
          <text:p text:style-name="P82">Use a complicated phase field model with higher order gradients for the “colloid” phase, so that it can form ordered phases (i.e. <text:span text:style-name="T117">can </text:span>crystallize). <text:span text:style-name="T118">I don’t fully understand their model; they write the model for the interface in a much more phenomenological way, literally using it as a “diffuse interface” model.</text:span></text:p>
        </text:list-item>
        <text:list-item>
          <text:p text:style-name="P83">Methods: Solve using a finite element method on an adaptive grid.</text:p>
        </text:list-item>
        <text:list-item>
          <text:p text:style-name="P84">Results</text:p>
          <text:list>
            <text:list-item>
              <text:p text:style-name="P85"><text:span text:style-name="T119">A</text:span> retracting elliptical drop</text:p>
              <text:list>
                <text:list-item>
                  <text:p text:style-name="P84">Show arrest of the retracting drop with an initial condition where colloids are present, and they show simulations where colloids diffuse to the interface and arrest the retraction of the retracting drop.</text:p>
                </text:list-item>
              </text:list>
            </text:list-item>
            <text:list-item>
              <text:p text:style-name="P85"><text:span text:style-name="T119">A</text:span> drop evolving in shear flow</text:p>
              <text:list>
                <text:list-item>
                  <text:p text:style-name="P86">Start with a drop that already has colloids on the surface. It deforms under the shear flow and then reaches a steady state. They compare to drops without colloids, which continues to deform.</text:p>
                </text:list-item>
              </text:list>
            </text:list-item>
            <text:list-item>
              <text:p text:style-name="P85"><text:span text:style-name="T119">S</text:span>tability of a bicontinuous structure generated via spinodal decomposition</text:p>
              <text:list>
                <text:list-item>
                  <text:p text:style-name="P87"><text:soft-page-break/>Couldn’t get attachment and stabilization of the interfaces in the same simulation.</text:p>
                </text:list-item>
                <text:list-item>
                  <text:p text:style-name="P88">Instead they had to use a complicated procedure to first generate spinodal decomposition structures, and then colloids are somehow added to the interfaces. Then they proceed and let the simulation run.</text:p>
                </text:list-item>
                <text:list-item>
                  <text:p text:style-name="P88">They then do something to their model to shift the crystal region in the phase diagram and then they get simultaneous attachment and arrest while phase separation occurs. <text:span text:style-name="T121">There is relatively little change in the morphology (other than arrest) given the introduction of colloids, relative to standard spinodal decomposition. They do not explore this in detail.</text:span></text:p>
                </text:list-item>
              </text:list>
            </text:list-item>
          </text:list>
        </text:list-item>
        <text:list-item>
          <text:p text:style-name="P89">Future directions: 3D simulations, smaller colloids (hard for them, but will make it more realistic given their model), parallelization, investigate rheology, modeling a crossflow microreactor.</text:p>
        </text:list-item>
      </text:list>
      <text:h text:style-name="P188" text:outline-level="3">Jansen2011</text:h>
      <text:p text:style-name="P3">Fabian Jansen and Jens Harting, “From bijels to Pickering emulsions: A lattice Boltzmann study”, Physical Review E, 2011.</text:p>
      <text:list xml:id="list2885541170" text:style-name="L32">
        <text:list-item>
          <text:p text:style-name="P90">Stud<text:span text:style-name="T59">y</text:span> with a better <text:span text:style-name="T59">multicomponent </text:span>LB method. Allows <text:span text:style-name="T60">multiple fluids with surface tension, </text:span>arbitrary movements and rotations of arbitrarily shaped hard-shell particles. It does not require fluid filled particles which suffer from unphysical behavior caused by oscillations of the inner fluid.</text:p>
        </text:list-item>
        <text:list-item>
          <text:p text:style-name="P91">They do not have thermal noise in their simulation.</text:p>
        </text:list-item>
        <text:list-item>
          <text:p text:style-name="P92"><text:span text:style-name="T62">Final arrested d</text:span>omain size is inversely proportional to the particle concentration <text:span text:style-name="T61">(volume ratio, alpha) for both bijels and Pickering emulsions.</text:span></text:p>
        </text:list-item>
        <text:list-item>
          <text:p text:style-name="P93">Observe non-spherical domains in Pickering emulsions <text:span text:style-name="T63">when the particles have non-neutrally wetting properties</text:span></text:p>
        </text:list-item>
        <text:list-item>
          <text:p text:style-name="P153"><text:span text:style-name="T37">Calculate </text:span><text:span text:style-name="T38">phase diagrams of </text:span><text:span text:style-name="T37">Bijel/Emulsion as a function of particle concentration, contact angle and fluid ratio.</text:span></text:p>
        </text:list-item>
      </text:list>
      <text:h text:style-name="Heading_20_3" text:outline-level="3">Millett2011</text:h>
      <text:p text:style-name="P44">Paul C. Millett and Yu U. Wang, “Diffuse-interface field approach to modeling arbitrarily-shaped particles at fluid-fluid interfaces”, Journal of Colloid and Interface Science, <text:span text:style-name="T122">2011.</text:span></text:p>
      <text:h text:style-name="P189" text:outline-level="3">Aland2012</text:h>
      <text:p text:style-name="P25">Sebastian Aland and Axel Voigt, “Simulation of common features and differences of surfactant-based and solid-stabilized emulsions”, Colloids and Surfaces A: Physicochemical and Engineering Aspects, 2012.</text:p>
      <text:list xml:id="list4236114967" text:style-name="L33">
        <text:list-item>
          <text:p text:style-name="P94">Continuation of Aland2011. <text:span text:style-name="T123">Includes simulations of 3D structures and also compares to simulations with surfactants.</text:span></text:p>
        </text:list-item>
        <text:list-item>
          <text:p text:style-name="P95">Very short paper, mostly marking their improvements in method.</text:p>
        </text:list-item>
        <text:list-item>
          <text:p text:style-name="P96">Two main results: 3D simulations of spinodal decomposition and a simulation with a falling rigid body that shows a finite elastic modulus <text:span text:style-name="T124">for the bijel case, but no yield stress for the fluid case.</text:span></text:p>
        </text:list-item>
      </text:list>
      <text:h text:style-name="P190" text:outline-level="3">G<text:span text:style-name="T26">ü</text:span>nther2013</text:h>
      <text:p text:style-name="P21">F. Günther and F. Janoschek and S. Frijters and J. Harting, “Lattice Boltzmann simulations of anisotropic particles at liquid interfaces”, Computers &amp; Fluids, 2013.</text:p>
      <text:list xml:id="list1347420628" text:style-name="L34">
        <text:list-item>
          <text:p text:style-name="P97">Lattice-Boltzmann and molecular dynamics on a large scale (<text:span text:style-name="T86">100k cores, </text:span>Blue Gene/P)</text:p>
        </text:list-item>
        <text:list-item>
          <text:p text:style-name="P98"><text:soft-page-break/>Ellipsoidal particles</text:p>
        </text:list-item>
        <text:list-item>
          <text:p text:style-name="P99">1024x1024x2048 <text:span text:style-name="T87"><text:s/>(2e9) LB and 4,112,895 <text:s/>(4e6) particles</text:span></text:p>
        </text:list-item>
      </text:list>
      <text:h text:style-name="P191" text:outline-level="3">Frijters2014</text:h>
      <text:p text:style-name="P4">Stefan Frijters and Florian Günther and Jens Harting, “Domain and droplet sizes in emulsions stabilized by colloidal particles,” Physical Review E, 2014.</text:p>
      <text:list xml:id="list3577704197" text:style-name="L35">
        <text:list-item>
          <text:p text:style-name="P100">State that already by 2011, it is know what the effects of (1) the particle volume fraction, (2) the particle wettability and (3) the fluid-fluid volume fraction ratio is on phase (no emulsion, <text:span text:style-name="T88">P</text:span>ickering emulsion or bijel) and on domain size.</text:p>
        </text:list-item>
        <text:list-item>
          <text:p text:style-name="P100">Droplet wetting needs to be close to 90 <text:span text:style-name="T94">(greater than 50 and less than 130) </text:span>or else we don’t get particles at the interface (they prefer one or the other phase)</text:p>
        </text:list-item>
        <text:list-item>
          <text:p text:style-name="P101">Fluid-fluid volume fraction ratio needs to be near 1:1 or else we get a Pickering emulsion</text:p>
        </text:list-item>
        <text:list-item>
          <text:p text:style-name="P102">A larger particle volume fraction leads to smaller domain sizes.</text:p>
        </text:list-item>
        <text:list-item>
          <text:p text:style-name="P102">There is a sweet spot for particle size. If particles are too small, Brownian motion is too large and they don’t aggregate at the surface. If they are too large <text:span text:style-name="T89">they have a hard time re-arranging at the interface</text:span></text:p>
        </text:list-item>
      </text:list>
      <text:h text:style-name="Heading_20_3" text:outline-level="3">Millett2014</text:h>
      <text:p text:style-name="P4"><text:bookmark-start text:name="__DdeLink__1648_279828416"/>Paul C. Millett, “Electric-field induced alignment of nanoparticle-coated channels in thin-film polymer membranes”, The Journal of Chemical Physics, <text:span text:style-name="T58">2014.</text:span><text:bookmark-end text:name="__DdeLink__1648_279828416"/></text:p>
      <text:list xml:id="list3958429732" text:style-name="L36">
        <text:list-item>
          <text:p text:style-name="P103">First example of Millett’s CH/BD method</text:p>
        </text:list-item>
      </text:list>
      <text:h text:style-name="P192" text:outline-level="3">Reeves2015</text:h>
      <text:p text:style-name="P5">M. Reeves and A. T. Brown and A. B. Schofield and M. E. Cates and J. H. J. Thijssen, “Particle-size effects in the formation of bicontinuous Pickering emulsions,” Physical Review E, 2015.</text:p>
      <text:h text:style-name="P192" text:outline-level="3">Carmack2015</text:h>
      <text:p text:style-name="P5">Joseph M. Carmack and Paul C. Millett, “Numerical simulations of bijel morphology in thin films with complete surface wetting,” The Journal of Chemical Physics, 2015.</text:p>
      <text:list xml:id="list2442792700" text:style-name="L37">
        <text:list-item>
          <text:p text:style-name="P104">Claim that bulk behavior is fairly well understood, but focus here on what happens in thin films.</text:p>
        </text:list-item>
        <text:list-item>
          <text:p text:style-name="P105">Hybrid Cahn-Hilliard/Brownian dynamics model of bijel evolution in a thin film which has surface interactions.</text:p>
        </text:list-item>
        <text:list-item>
          <text:p text:style-name="P105">Diffusion only <text:span text:style-name="T55">simulations with and without chemically neutral particles.</text:span></text:p>
        </text:list-item>
        <text:list-item>
          <text:p text:style-name="P106">Surface-modified bijel formation, comparible to results by Composto et al.</text:p>
        </text:list-item>
        <text:list-item>
          <text:p text:style-name="P106">Two basic morphologies are observed: bicontinuous and discrete.</text:p>
        </text:list-item>
      </text:list>
      <text:h text:style-name="P192" text:outline-level="3">Bauer2015</text:h>
      <text:p text:style-name="P5">Jonathan L. Bauer and Yifei Liu and Martin J. Kurian and James W. Swan and Eric M. Furst, “Coarsening mechanics of a colloidal suspension in toggled fields”, The Journal of Chemical Physics, 2015.</text:p>
      <text:h text:style-name="P192" text:outline-level="3">Dugyala2016</text:h>
      <text:p text:style-name="P5">Venkateshwar Rao Dugyala and Jyothi Sri Muthukuru and Ethayaraja Mani and Madivala G. Basavaraj, “Role of electrostatic interactions in the adsorption kinetics of nanoparticles at fluid-fluid interfaces,” Physical Chemistry Chemical Physics, 2016.</text:p>
      <text:h text:style-name="P193" text:outline-level="3"><text:soft-page-break/>Reeves2016</text:h>
      <text:p text:style-name="P6">Matthew Reeves and Kevin Stratford and Job H. J. Thijssen, “Quantitative morphological characterization of bicontinuous Pickering emulsions via interfacial curvatures,” Soft Matter, 2016.</text:p>
      <text:h text:style-name="Heading_20_3" text:outline-level="3">Carmack2017</text:h>
      <text:p text:style-name="P2">Joseph M. Carmack and Paul C. Millett, “Diverse morphologies in thin-film bijels by varying film thickness and composition,” Soft Matter, 2017.</text:p>
      <text:list xml:id="list82775357" text:style-name="L38">
        <text:list-item>
          <text:p text:style-name="P107">Different morphologies in a thin-film bijel: <text:span text:style-name="T81">tri-layer, discrete, 2D-bicontinuous and compressed-droplets.</text:span></text:p>
        </text:list-item>
        <text:list-item>
          <text:p text:style-name="P108">Vary blend ratio, film thickness, and calculate things like area-averaged Gaussian and mean curvature.</text:p>
        </text:list-item>
      </text:list>
      <text:h text:style-name="P193" text:outline-level="3">Sherman2017</text:h>
      <text:p text:style-name="P6">Zachary M. Sherman and Helen Rosenthal and James W. Swan, “Phase Separation Kinetics of Dynamically Self-Assembling Nanoparticles with Toggled Interactions”, Langmuir, 2017.</text:p>
      <text:h text:style-name="P194" text:outline-level="3">Welch2017</text:h>
      <text:p text:style-name="P26">P. M. Welch and M. N. Lee and A. N. G. Parra-Vasquez and C. F. Welch, “Jammed Limit of Bijel Structure Formation,” Langmuir, 2017.</text:p>
      <text:list xml:id="list1329390529" text:style-name="L39">
        <text:list-item>
          <text:p text:style-name="P109">Intro has a bunch of good references to look up with several applications of Bijels. <text:span text:style-name="T68">Very coherent discussion.</text:span></text:p>
        </text:list-item>
        <text:list-item>
          <text:p text:style-name="P110">“Basic principles dictating [bijel<text:span text:style-name="T66">] </text:span>formation is still not fully understood.” <text:span text:style-name="T67">What they mean here is that the relationship between the relationships between characteristic width, D, the time for jamming to occur, tau and the particle radius, R0 are still not understood.</text:span></text:p>
        </text:list-item>
        <text:list-item>
          <text:p text:style-name="P111">Use a Landau-Ginzburg model</text:p>
        </text:list-item>
      </text:list>
      <text:h text:style-name="P193" text:outline-level="3">Carmack2018</text:h>
      <text:p text:style-name="P6">Joseph M. Carmack and Paul C. Millett, “Tuning thin-film bijels with applied external electric fields”, Soft Matter, 2018.</text:p>
      <text:h text:style-name="Heading_20_3" text:outline-level="3">Fernandes2019</text:h>
      <text:p text:style-name="P6">C. Fernandes and S.A. Faroughi and O.S. Carneiro and J.Miguel N{\'{o}}brega and G.H. McKinley, “Fully resolved simulations of particle-laden viscoelastic fluids using an immersed boundary method”, Journal of Non-Newtonian Fluid Mechanics, <text:span text:style-name="T79">2019.</text:span></text:p>
      <text:list xml:id="list847508974" text:style-name="L40">
        <text:list-item>
          <text:p text:style-name="P112">Methods paper</text:p>
        </text:list-item>
      </text:list>
      <text:h text:style-name="Heading_20_2" text:outline-level="2">Applications</text:h>
      <text:h text:style-name="Heading_20_3" text:outline-level="3">Haering1986</text:h>
      <text:p text:style-name="P40">Gabriel Haering and Pier Luigi Luisi, “Hydrocarbon gels from water-in-oil microemulsions”, The Journal of Physical Chemistry, <text:span text:style-name="T97">1986.</text:span></text:p>
      <text:list xml:id="list3681628782" text:style-name="L41">
        <text:list-item>
          <text:p text:style-name="P154">Seminal paper on the surfactant analogue of bijels, i.e. organogels. Make from a surfactant-stabilized water in oil emulsion, gelatin desolves in the water phase and upon cooling it is expected to gel. Surprisingly, the whole emulsion gels, not just the water phase, making a solid.</text:p>
        </text:list-item>
      </text:list>
      <text:h text:style-name="P195" text:outline-level="3"><text:soft-page-break/>Langton1999</text:h>
      <text:p text:style-name="P40">Maud Langton and Elvy Jordansson and Annika Altskär and Charlotte S{\o}rensen and Anne-Marie Hermansson, “Microstructure and image analysis of mayonnaises”, Food Hydrocolloids, <text:span text:style-name="T91">1999.</text:span></text:p>
      <text:list xml:id="list3523850474" text:style-name="L42">
        <text:list-item>
          <text:p text:style-name="P155">Pictures of mayonnaise microstructure</text:p>
        </text:list-item>
      </text:list>
      <text:h text:style-name="Heading_20_3" text:outline-level="3">Trickett2010</text:h>
      <text:p text:style-name="P40">Kieran Trickett and Harriet Brice and Olesya Myakonkaya and Julian Eastoe and Sarah E. Rogers and Richard K. Heenan and Isabelle Grillo, “Microemulsion-based organogels containing inorganic nanoparticles”, Soft Matter, <text:span text:style-name="T98">2010.</text:span></text:p>
      <text:list xml:id="list2955867515" text:style-name="L43">
        <text:list-item>
          <text:p text:style-name="P156">Descent introduction in a modern paper about microemulsion based organogels. Says most of the applications have been for providing supports for enzymes.</text:p>
        </text:list-item>
      </text:list>
      <text:h text:style-name="P195" text:outline-level="3">Branco2011</text:h>
      <text:p text:style-name="P40">Aida Branco and Lu{\'{\i}}s C. Branco and Fernando Pina, “Electrochromic and magnetic ionic liquids”, Chem. Commun., <text:span text:style-name="T84">2011.</text:span></text:p>
      <text:h text:style-name="Heading_20_3" text:outline-level="3">@Article{Lee2011c,</text:h>
      <text:p text:style-name="Text_20_body">Matthew N. Lee and Ali Mohraz, “Hierarchically Porous Silver Monoliths from Colloidal Bicontinuous Interfacially Jammed Emulsion Gels”, Journal of the American Chemical Society, <text:span text:style-name="T103">2011.</text:span></text:p>
      <text:list xml:id="list478394042" text:style-name="L44">
        <text:list-item>
          <text:p text:style-name="P157">Use bijels as a template for porous silver monoliths</text:p>
        </text:list-item>
      </text:list>
      <text:h text:style-name="Heading_20_3" text:outline-level="3">Chakrabarti2014</text:h>
      <text:p text:style-name="Text_20_body">Mohammed Harun Chakrabarti and Farouq Sabri Mjalli and Inas Muen AlNashef and Mohd. Ali Hashim and Mohd. Azlan Hussain and Laleh Bahadori and Chee Tong John Low, “Prospects of applying ionic liquids and deep eutectic solvents for renewable energy storage by means of redox flow batteries”, Renewable and Sustainable Energy Reviews, 2014.</text:p>
      <text:h text:style-name="Heading_20_3" text:outline-level="3">Firoozmand2015</text:h>
      <text:p text:style-name="Text_20_body">Hassan Firoozmand and D{\'{e}}rick Rousseau, “Food-grade bijels based on gelatin-maltodextrin-microbial cell composites”, Food Hydrocolloids, <text:span text:style-name="T99">2015.</text:span></text:p>
      <text:list xml:id="list454787711" text:style-name="L45">
        <text:list-item>
          <text:p text:style-name="P158">Used single cell organisms as the particle (e.g. yeast) and thermodynamically incompatible biopolymers solutions to generate edible bijels.</text:p>
        </text:list-item>
      </text:list>
      <text:h text:style-name="Heading_20_3" text:outline-level="3">Sagalowicz2016</text:h>
      <text:p text:style-name="Text_20_body">L. Sagalowicz and C. Moccand and T. Davidek and R. Ghanbari and I. Martiel and R. Negrini and R. Mezzenga and M. E. Leser and I. Blank and M. Michel, “Lipid self-assembled structures for reactivity control in food”, Philosophical Transactions of the Royal Society A: Mathematical, Physical and Engineering Sciences, <text:span text:style-name="T95">2016.</text:span></text:p>
      <text:h text:style-name="Heading_20_3" text:outline-level="3">DiVitantonio2018</text:h>
      <text:p text:style-name="Text_20_body">Giuseppe Di Vitantonio and Tiancheng Wang and Martin F. Haase and Kathleen J. Stebe and Daeyeon Lee, Robust Bijels for Reactive Separation via Silica-Reinforced Nanoparticle Layers”, {ACS} Nano, 2018.</text:p>
      <text:list xml:id="list3319632910" text:style-name="L46">
        <text:list-item>
          <text:p text:style-name="P159">Robust bijels for a reactive separation <text:span text:style-name="T96">of hydrolysis of esters</text:span></text:p>
        </text:list-item>
      </text:list>
      <text:h text:style-name="Heading_20_3" text:outline-level="3"><text:soft-page-break/>Zekoll2018</text:h>
      <text:p text:style-name="P41">Stefanie Zekoll and Cassian Marriner-Edwards and A. K. Ola Hekselman and Jitti Kasemchainan and Christian Kuss and David E. J. Armstrong and Dongyu Cai and Robert J. Wallace and Felix H. Richter and Job H. J. Thijssen and Peter G. Bruce, “Hybrid electrolytes with 3D bicontinuous ordered ceramic and polymer microchannels for all-solid-state batteries”, Energy {\&amp;} Environmental Science, <text:span text:style-name="T102">2018.</text:span></text:p>
      <text:list xml:id="list4090871103" text:style-name="L47">
        <text:list-item>
          <text:p text:style-name="P160">Solid state battery synthesis – looking for high ionic conductivity and good mechanical properties. Use bijels as a template to make the desired microstructure.</text:p>
        </text:list-item>
      </text:list>
      <text:h text:style-name="P166" text:outline-level="1">Colloidal Hydrodynamics</text:h>
      <text:h text:style-name="P171" text:outline-level="2">Reviews</text:h>
      <text:h text:style-name="P196" text:outline-level="3">Tanaka2006</text:h>
      <text:p text:style-name="P35">Tanaka, Hajime and Araki, Takeaki, “Viscoelastic phase separation in soft matter: Numerical-simulation study on its physical mechanism”, Chemical Engineering Science, <text:span text:style-name="T71">2006.</text:span></text:p>
      <text:list xml:id="list3309927370" text:style-name="L48">
        <text:list-item>
          <text:p text:style-name="P161">Review on viscoelastic phase separation</text:p>
        </text:list-item>
        <text:list-item>
          <text:p text:style-name="P162"><text:span text:style-name="T72">Section 5 is about s</text:span>imulations with FPD method. <text:span text:style-name="T73">There is a lot here of what we need to do to validate our method.</text:span></text:p>
        </text:list-item>
      </text:list>
      <text:h text:style-name="P172" text:outline-level="2">Experiments</text:h>
      <text:h text:style-name="P197" text:outline-level="3">Swan2012</text:h>
      <text:p text:style-name="P10">J. W. Swan and P. A. Vasquez and P. A. Whitson and E. M. Fincke and K. Wakata and S. H. Magnus and F. D. Winne and M. R. Barratt and J. H. Agui and R. D. Green and N. R. Hall and D. Y. Bohman and C. T. Bunnell and A. P. Gast and E. M. Furst, “Multi-scale kinetics of a field-directed colloidal phase transition”, Proceedings of the National Academy of Sciences, 2012.</text:p>
      <text:h text:style-name="P198" text:outline-level="3">Swan2014</text:h>
      <text:p text:style-name="P22">James W. Swan and Jonathan L. Bauer and Yifei Liu and Eric M. Furst, “Directed colloidal self-assembly in toggled magnetic fields”, Soft Matter, <text:span text:style-name="T53">2014.</text:span></text:p>
      <text:h text:style-name="Heading_20_3" text:outline-level="3">Ramaswamy2017</text:h>
      <text:p text:style-name="P22">Meera Ramaswamy and Neil Y.{\hspace{0.167em}}C. Lin and Brian D. Leahy and Christopher Ness and Andrew M. Fiore and James W. Swan and Itai Cohen, “How Confinement-Induced Structures Alter the Contribution of Hydrodynamic and Short-Ranged Repulsion Forces to the Viscosity of Colloidal Suspensions”, Physical Review X, <text:span text:style-name="T92">2017.</text:span></text:p>
      <text:list xml:id="list413187099" text:style-name="L49">
        <text:list-item>
          <text:p text:style-name="P113">Experiments and theory trying to understand the structure and rheology of colloidal suspensions, <text:span text:style-name="T93">esp. related to short range forces.</text:span></text:p>
        </text:list-item>
      </text:list>
      <text:h text:style-name="P199" text:outline-level="3">Howard2018a</text:h>
      <text:p text:style-name="P27">Michael P. Howard and Wesley F. Reinhart and Tanmoy Sanyal and M. Scott Shell and Arash Nikoubashman and Athanassios Z. Panagiotopoulos, “Evaporation-induced assembly of colloidal crystals,” The Journal of Chemical Physics, 2018.</text:p>
      <text:h text:style-name="P200" text:outline-level="3">Sherman2016</text:h>
      <text:p text:style-name="P28">Zachary M. Sherman and James W. Swan, “Dynamic, Directed Self-Assembly of Nanoparticles via Toggled Interactions”, ACS Nano, 2016.</text:p>
      <text:h text:style-name="P199" text:outline-level="3">Sherman2018</text:h>
      <text:p text:style-name="P7">Zachary M. Sherman and Dipanjan Ghosh and James W. Swan, “Field-Directed Self-Assembly of Mutually Polarizable Nanoparticles”, Langmuir, 2018.</text:p>
      <text:h text:style-name="P199" text:outline-level="3"><text:soft-page-break/>Sherman2019</text:h>
      <text:p text:style-name="P7">Zachary M. Sherman and James W. Swan, “Transmutable Colloidal Crystals and Active Phase Separation via Dynamic, Directed Self-Assembly with Toggled External Fields”, ACS Nano, 2019.</text:p>
      <text:h text:style-name="Heading_20_2" text:outline-level="2"><text:span text:style-name="T54">Theory and </text:span>Simulations</text:h>
      <text:h text:style-name="Heading_20_3" text:outline-level="3">Ladd1994</text:h>
      <text:p text:style-name="P33">Anthony J. C. Ladd, Numerical simulations of particulate suspensions via a discretized Boltzmann equation. Part 1. Theoretical foundation, Journal of Fluid Mechanics, <text:span text:style-name="T64">1994.</text:span></text:p>
      <text:h text:style-name="Heading_20_3" text:outline-level="3">Ladd1994a</text:h>
      <text:p text:style-name="P33">Anthony J. C. Ladd, “Numerical simulations of particulate suspensions via a discretized Boltzmann equation. Part 2. Numerical results, Journal of Fluid Mechanics, <text:span text:style-name="T64">1994.</text:span></text:p>
      <text:h text:style-name="P201" text:outline-level="3">Tanaka2000a</text:h>
      <text:p text:style-name="P11">Tanaka, Hajime and Araki, Takeaki, “Simulation Method of Colloidal Suspensions with Hydrodynamic Interactions: Fluid Particle Dynamics,” Physical Review Letters, <text:span text:style-name="T48">2000.</text:span></text:p>
      <text:h text:style-name="Heading_20_3" text:outline-level="3">Ladd2001</text:h>
      <text:p text:style-name="Text_20_body">A. J. C. Ladd and R. Verberg, “Lattice-Boltzmann Simulations of Particle-Fluid Suspensions”, Journal of Statistical Physics, 2001.</text:p>
      <text:h text:style-name="Heading_20_3" text:outline-level="3">Tanaka2007</text:h>
      <text:p text:style-name="Text_20_body">Hajime Tanaka and Takeaki Araki, “Spontaneous coarsening of a colloidal network driven by self-generated mechanical stress”, Europhysics Letters, <text:span text:style-name="T70">2007.</text:span></text:p>
      <text:list xml:id="list2555179750" text:style-name="L50">
        <text:list-item>
          <text:p text:style-name="P163">Simulation with FPD method</text:p>
        </text:list-item>
      </text:list>
      <text:h text:style-name="P178" text:outline-level="3">Michailidou2009</text:h>
      <text:p text:style-name="P8">V. N. Michailidou and G. Petekidis and J. W. Swan and J. F. Brady, “Dynamics of Concentrated Hard-Sphere Colloids Near a Wall”, Physical Review Letters, 2009.</text:p>
      <text:h text:style-name="Heading_20_3" text:outline-level="3">Furukawa2010</text:h>
      <text:p text:style-name="P8">Akira Furukawa and Hajime Tanaka, “Key Role of Hydrodynamic Interactions in Colloidal Gelation”, Physical Review Letters, <text:span text:style-name="T69">2010.</text:span></text:p>
      <text:list xml:id="list3816255461" text:style-name="L51">
        <text:list-item>
          <text:p text:style-name="P114">More of Tanaka’s fluid-paticle dynamics method (which we want to use) directly addressing colloidal gelation. See Varga2015a for a great summary of the literature.</text:p>
        </text:list-item>
      </text:list>
      <text:h text:style-name="P202" text:outline-level="3">Swan2011</text:h>
      <text:p text:style-name="P12">James W. Swan and John F. Brady, “The hydrodynamics of confined dispersions,” Journal of Fluid Mechanics, 2011.</text:p>
      <text:list xml:id="list1536805027" text:style-name="L52">
        <text:list-item>
          <text:p text:style-name="P115">O(N log N) method for simulating a confined suspension in a parallel plate channel</text:p>
        </text:list-item>
        <text:list-item>
          <text:p text:style-name="P116">Uses a similar method as the GGEM method of de Pablo, i.e. an Ewald summation technique.</text:p>
        </text:list-item>
      </text:list>
      <text:h text:style-name="P203" text:outline-level="3">Varga2015</text:h>
      <text:p text:style-name="P13">Zsigmond Varga and James W. Swan, “Linear viscoelasticity of attractive colloidal dispersions”, <text:soft-page-break/>Journal of Rheology, 2015.</text:p>
      <text:h text:style-name="P203" text:outline-level="3">Varga2015a</text:h>
      <text:p text:style-name="P13">Zsigmond Varga and Gang Wang and James Swan, “The hydrodynamics of colloidal gelation,” Soft Matter, 2015.</text:p>
      <text:list xml:id="list3742469013" text:style-name="L53">
        <text:list-item>
          <text:p text:style-name="P117">Use HOOMD-Blue with long-range RPY interactions only. Still, this is a very good paper with a very good review of the litearture.</text:p>
        </text:list-item>
      </text:list>
      <text:h text:style-name="Heading_20_3" text:outline-level="3">Praetorius2015</text:h>
      <text:p text:style-name="P31">Simon Praetorius and Axel Voigt, “A Navier-Stokes phase-field crystal model for colloidal suspensions”, The Journal of Chemical Physics, 2015.</text:p>
      <text:list xml:id="list3489657667" text:style-name="L54">
        <text:list-item>
          <text:p text:style-name="P118">Similar to Tanaka’s fluid particle dynamics</text:p>
        </text:list-item>
      </text:list>
      <text:h text:style-name="P178" text:outline-level="3">Fiore2017</text:h>
      <text:p text:style-name="P8">Andrew M. Fiore and Florencio Balboa Usabiaga and Aleksandar Donev and James W. Swan, “Rapid sampling of stochastic displacements in Brownian dynamics simulations”, The Journal of Chemical Physics, 2017.</text:p>
      <text:h text:style-name="Heading_20_3" text:outline-level="3">Qian2017</text:h>
      <text:p text:style-name="P8">Yuzhou Qian and Peter R. Kramer and Patrick T. Underhill, “Stochastic kinetic theory for collective behavior of hydrodynamically interacting active particles”, Physical Review Fluids, <text:span text:style-name="T107">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loext:graphic-properties draw:fill="none" draw:fill-color="#729fcf"/>
      <style:paragraph-properties fo:margin-left="0in" fo:margin-right="0in" fo:margin-top="0in" fo:margin-bottom="0.0598in" loext:contextual-spacing="false" fo:line-height="100%" fo:text-indent="0in" style:auto-text-indent="false" fo:background-color="transparent"/>
      <style:text-properties style:font-name="Liberation Sans" fo:font-family="'Liberation Sans'" style:font-family-generic="swiss" style:font-pitch="variable" fo:font-size="11pt" officeooo:rsid="007be257"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style:font-name="Liberation Sans" fo:font-family="'Liberation Sans'" style:font-family-generic="swiss" style:font-pitch="variable" fo:font-size="22pt" fo:font-weight="bold" officeooo:rsid="003ebeb5" style:font-size-asian="22pt" style:font-weight-asian="bold" style:font-size-complex="22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Liberation Sans1" fo:font-family="'Liberation Sans'" style:font-style-name="Regular" style:font-family-generic="swiss" style:font-pitch="variable" fo:font-size="20pt" style:font-size-asian="20pt" style:font-size-complex="20pt"/>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left="0in" fo:margin-right="0in" fo:margin-top="0.1665in" fo:margin-bottom="0.0835in" loext:contextual-spacing="false" fo:text-indent="0in" style:auto-text-indent="false" fo:background-color="transparent" fo:keep-with-next="always">
        <style:tab-stops>
          <style:tab-stop style:position="0.05in"/>
        </style:tab-stops>
      </style:paragraph-properties>
      <style:text-properties style:font-name="Liberation Sans" fo:font-family="'Liberation Sans'" style:font-family-generic="swiss" style:font-pitch="variable" fo:font-size="18pt" fo:font-weight="bold" officeooo:rsid="007be257"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in" fo:margin-right="0in" fo:margin-top="0.139in" fo:margin-bottom="0.0835in" loext:contextual-spacing="false" fo:text-indent="0in" style:auto-text-indent="false" fo:background-color="transparent" fo:keep-with-next="always"/>
      <style:text-properties style:font-name="Liberation Sans" fo:font-family="'Liberation Sans'"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ab-stops/>
      </style:paragraph-properties>
      <style:text-properties style:font-name="Liberation Sans" fo:font-family="'Liberation Sans'" style:font-family-generic="swiss" style:font-pitch="variable" fo:font-size="11pt" fo:font-weight="bold" style:font-size-asian="11pt" style:font-weight-asian="bold" style:font-size-complex="11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space" fo:text-indent="-0.1in" fo:margin-left="0.1in"/>
        </style:list-level-properties>
      </text:outline-level-style>
      <text:outline-level-style text:level="2" text:style-name="Numbering_20_Symbols" style:num-suffix="." style:num-format="A">
        <style:list-level-properties text:list-level-position-and-space-mode="label-alignment">
          <style:list-level-label-alignment text:label-followed-by="space" fo:text-indent="-0.4in" fo:margin-left="0.4in"/>
        </style:list-level-properties>
      </text:outline-level-style>
      <text:outline-level-style text:level="3" style:num-suffix="." style:num-format="1">
        <style:list-level-properties text:list-level-position-and-space-mode="label-alignment">
          <style:list-level-label-alignment text:label-followed-by="space" fo:text-indent="-0.2in" fo:margin-left="0.2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color="#808080" fo:font-size="10pt" style:font-size-asian="10pt" style:font-size-complex="10pt"/>
    </style:style>
    <style:style style:name="MT1" style:family="text">
      <style:text-properties officeooo:rsid="00d0ba9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MP1"><text:span text:style-name="MT1">Last Edited: </text:span><text:date style:data-style-name="N37" text:date-value="2018-01-18T17:58:20.835325894" text:fixed="true">01/18/18</text:dat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4T16:19:33.193176472</meta:creation-date>
    <dc:date>2019-04-25T18:05:48.683656190</dc:date>
    <meta:editing-duration>P6DT13H7M37S</meta:editing-duration>
    <meta:editing-cycles>669</meta:editing-cycles>
    <meta:generator>LibreOffice/6.0.7.3$Linux_X86_64 LibreOffice_project/00m0$Build-3</meta:generator>
    <meta:document-statistic meta:table-count="0" meta:image-count="0" meta:object-count="0" meta:page-count="18" meta:paragraph-count="347" meta:word-count="5721" meta:character-count="37069" meta:non-whitespace-character-count="31926"/>
  </office:meta>
</office:document-meta>
</file>